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0E0000000D3E7FCF6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reeMono" svg:font-family="FreeMono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0.353cm" fo:text-align="start" style:justify-single-word="false"/>
    </style:style>
    <style:style style:name="P2" style:family="paragraph" style:parent-style-name="Standard">
      <style:paragraph-properties fo:line-height="0cm" fo:text-align="start" style:justify-single-word="false"/>
    </style:style>
    <style:style style:name="P3" style:family="paragraph" style:parent-style-name="Standard">
      <style:paragraph-properties fo:line-height="0.353cm"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line-height="0.388cm" fo:text-align="start" style:justify-single-word="false"/>
      <style:text-properties fo:font-size="11pt" style:font-size-asian="11pt" style:font-size-complex="11pt"/>
    </style:style>
    <style:style style:name="P5" style:family="paragraph" style:parent-style-name="Standard">
      <style:paragraph-properties fo:line-height="0.353cm" fo:text-align="start" style:justify-single-word="false"/>
      <style:text-properties style:font-name="FreeMono" fo:font-size="12pt" style:font-size-asian="12pt" style:font-size-complex="12pt"/>
    </style:style>
    <style:style style:name="P6" style:family="paragraph" style:parent-style-name="Standard">
      <style:paragraph-properties fo:line-height="0.353cm" fo:text-align="start" style:justify-single-word="false"/>
      <style:text-properties style:font-name="FreeMono" fo:font-size="12pt" fo:font-weight="bold" style:font-size-asian="12pt" style:font-weight-asian="bold" style:font-size-complex="12pt" style:font-weight-complex="bold"/>
    </style:style>
    <style:style style:name="P7" style:family="paragraph" style:parent-style-name="Frame_20_contents">
      <style:paragraph-properties fo:margin-left="0.035cm" fo:margin-right="-0.064cm" fo:line-height="0.459cm" fo:text-align="start" style:justify-single-word="false" fo:text-indent="0cm" style:auto-text-indent="false"/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text-scale="100%"/>
    </style:style>
    <style:style style:name="P8" style:family="paragraph" style:parent-style-name="Frame_20_contents">
      <style:paragraph-properties fo:margin-left="0.035cm" fo:margin-right="-0.074cm" fo:line-height="0.529cm" fo:text-align="start" style:justify-single-word="false" fo:text-indent="0cm" style:auto-text-indent="false"/>
    </style:style>
    <style:style style:name="P9" style:family="paragraph" style:parent-style-name="Standard">
      <style:paragraph-properties fo:margin-left="0.18cm" fo:margin-right="0cm" fo:text-align="start" style:justify-single-word="false" fo:text-indent="0cm" style:auto-text-indent="false"/>
    </style:style>
    <style:style style:name="P10" style:family="paragraph" style:parent-style-name="Standard">
      <style:paragraph-properties fo:margin-left="0.18cm" fo:margin-right="0cm" fo:line-height="0.459cm" fo:text-align="start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.18cm" fo:margin-right="0cm" fo:text-align="start" style:justify-single-word="false" fo:text-indent="0cm" style:auto-text-indent="false"/>
      <style:text-properties style:font-name="Times New Roman" fo:font-size="12pt" fo:letter-spacing="normal" style:font-name-asian="Times New Roman1" style:font-size-asian="12pt" style:font-name-complex="Times New Roman1" style:font-size-complex="12pt" style:text-scale="100%"/>
    </style:style>
    <style:style style:name="P12" style:family="paragraph" style:parent-style-name="Standard">
      <style:paragraph-properties fo:margin-left="0.18cm" fo:margin-right="0cm" fo:margin-top="0.007cm" fo:margin-bottom="0cm" style:contextual-spacing="false" fo:text-align="start" style:justify-single-word="false" fo:text-indent="0cm" style:auto-text-indent="false"/>
    </style:style>
    <style:style style:name="P13" style:family="paragraph" style:parent-style-name="Standard">
      <style:paragraph-properties fo:margin-top="0.014cm" fo:margin-bottom="0cm" style:contextual-spacing="false" fo:line-height="0.459cm" fo:text-align="start" style:justify-single-word="false"/>
      <style:text-properties fo:font-size="13pt" style:font-size-asian="13pt" style:font-size-complex="13pt"/>
    </style:style>
    <style:style style:name="P14" style:family="paragraph" style:parent-style-name="Standard">
      <style:paragraph-properties fo:margin-top="0.014cm" fo:margin-bottom="0cm" style:contextual-spacing="false" fo:line-height="0.247cm" fo:text-align="start" style:justify-single-word="false"/>
      <style:text-properties fo:font-size="7.5pt" style:font-size-asian="7.5pt" style:font-size-complex="7.5pt"/>
    </style:style>
    <style:style style:name="P15" style:family="paragraph" style:parent-style-name="Standard">
      <style:paragraph-properties fo:margin-top="0.014cm" fo:margin-bottom="0cm" style:contextual-spacing="false" fo:line-height="0.212cm" fo:text-align="start" style:justify-single-word="false"/>
      <style:text-properties fo:font-size="6.5pt" style:font-size-asian="6.5pt" style:font-size-complex="6.5pt"/>
    </style:style>
    <style:style style:name="P16" style:family="paragraph" style:parent-style-name="Standard">
      <style:paragraph-properties fo:margin-top="0.014cm" fo:margin-bottom="0cm" style:contextual-spacing="false" fo:line-height="0.494cm" fo:text-align="start" style:justify-single-word="false"/>
      <style:text-properties fo:font-size="14pt" style:font-size-asian="14pt" style:font-size-complex="14pt"/>
    </style:style>
    <style:style style:name="P17" style:family="paragraph" style:parent-style-name="Standard">
      <style:paragraph-properties fo:margin-top="0.014cm" fo:margin-bottom="0cm" style:contextual-spacing="false" fo:line-height="0.212cm" fo:text-align="start" style:justify-single-word="false"/>
      <style:text-properties style:font-name="FreeMono" fo:font-size="12pt" style:font-size-asian="12pt" style:font-size-complex="12pt"/>
    </style:style>
    <style:style style:name="P18" style:family="paragraph" style:parent-style-name="Standard">
      <style:paragraph-properties fo:margin-left="0.18cm" fo:margin-right="9.825cm" fo:text-align="justify" style:justify-single-word="false" fo:text-indent="0cm" style:auto-text-indent="false"/>
    </style:style>
    <style:style style:name="P19" style:family="paragraph" style:parent-style-name="Standard">
      <style:paragraph-properties fo:margin-left="0.18cm" fo:margin-right="0.136cm" fo:line-height="150%" fo:text-align="justify" style:justify-single-word="false" fo:text-indent="0cm" style:auto-text-indent="false"/>
    </style:style>
    <style:style style:name="P20" style:family="paragraph" style:parent-style-name="Standard">
      <style:paragraph-properties fo:margin-left="0.18cm" fo:margin-right="0.136cm" fo:margin-top="0.009cm" fo:margin-bottom="0cm" style:contextual-spacing="false" fo:line-height="150%" fo:text-align="justify" style:justify-single-word="false" fo:text-indent="0cm" style:auto-text-indent="false"/>
    </style:style>
    <style:style style:name="P21" style:family="paragraph" style:parent-style-name="Standard">
      <style:paragraph-properties fo:margin-left="0.18cm" fo:margin-right="0.134cm" fo:line-height="150%" fo:text-align="justify" style:justify-single-word="false" fo:text-indent="0cm" style:auto-text-indent="false"/>
    </style:style>
    <style:style style:name="P22" style:family="paragraph" style:parent-style-name="Standard">
      <style:paragraph-properties fo:margin-left="0.18cm" fo:margin-right="0.134cm" fo:line-height="150%" fo:text-align="start" style:justify-single-word="false" fo:text-indent="0cm" style:auto-text-indent="false"/>
    </style:style>
    <style:style style:name="P23" style:family="paragraph" style:parent-style-name="Standard">
      <style:paragraph-properties fo:margin-left="0.18cm" fo:margin-right="0.134cm" fo:text-align="justify" style:justify-single-word="false" fo:text-indent="0cm" style:auto-text-indent="false"/>
    </style:style>
    <style:style style:name="P24" style:family="paragraph" style:parent-style-name="Standard">
      <style:paragraph-properties fo:margin-left="0.18cm" fo:margin-right="0.134cm" fo:margin-top="0.009cm" fo:margin-bottom="0cm" style:contextual-spacing="false" fo:line-height="150%" fo:text-align="justify" style:justify-single-word="false" fo:text-indent="0cm" style:auto-text-indent="false"/>
    </style:style>
    <style:style style:name="P25" style:family="paragraph" style:parent-style-name="Standard">
      <style:paragraph-properties fo:margin-left="0.18cm" fo:margin-right="0.139cm" fo:line-height="150%" fo:text-align="start" style:justify-single-word="false" fo:text-indent="0cm" style:auto-text-indent="false"/>
    </style:style>
    <style:style style:name="P26" style:family="paragraph" style:parent-style-name="Standard">
      <style:paragraph-properties fo:margin-left="0.18cm" fo:margin-right="0.139cm" fo:margin-top="0.009cm" fo:margin-bottom="0cm" style:contextual-spacing="false" fo:line-height="150%" fo:text-align="justify" style:justify-single-word="false" fo:text-indent="0cm" style:auto-text-indent="false"/>
    </style:style>
    <style:style style:name="P27" style:family="paragraph" style:parent-style-name="Standard">
      <style:paragraph-properties fo:margin-left="0.18cm" fo:margin-right="5.997cm" fo:margin-top="0.007cm" fo:margin-bottom="0cm" style:contextual-spacing="false" fo:text-align="justify" style:justify-single-word="false" fo:text-indent="0cm" style:auto-text-indent="false"/>
    </style:style>
    <style:style style:name="P28" style:family="paragraph" style:parent-style-name="Standard">
      <style:paragraph-properties fo:margin-top="0.004cm" fo:margin-bottom="0cm" style:contextual-spacing="false" fo:line-height="0.247cm" fo:text-align="start" style:justify-single-word="false"/>
      <style:text-properties fo:font-size="7.5pt" style:font-size-asian="7.5pt" style:font-size-complex="7.5pt"/>
    </style:style>
    <style:style style:name="P29" style:family="paragraph" style:parent-style-name="Standard">
      <style:paragraph-properties fo:margin-top="0.023cm" fo:margin-bottom="0cm" style:contextual-spacing="false" fo:line-height="0.388cm" fo:text-align="start" style:justify-single-word="false"/>
      <style:text-properties fo:font-size="11pt" style:font-size-asian="11pt" style:font-size-complex="11pt"/>
    </style:style>
    <style:style style:name="P30" style:family="paragraph" style:parent-style-name="Standard">
      <style:paragraph-properties fo:margin-left="0.18cm" fo:margin-right="0.132cm" style:line-height-at-least="0.706cm" fo:text-align="justify" style:justify-single-word="false" fo:text-indent="0cm" style:auto-text-indent="false"/>
    </style:style>
    <style:style style:name="P31" style:family="paragraph" style:parent-style-name="Standard">
      <style:paragraph-properties fo:margin-left="0.18cm" fo:margin-right="0.132cm" fo:margin-top="0.009cm" fo:margin-bottom="0cm" style:contextual-spacing="false" fo:line-height="150%" fo:text-align="justify" style:justify-single-word="false" fo:text-indent="0cm" style:auto-text-indent="false"/>
    </style:style>
    <style:style style:name="P32" style:family="paragraph" style:parent-style-name="Standard">
      <style:paragraph-properties fo:margin-left="0.18cm" fo:margin-right="0.138cm" fo:line-height="150%" fo:text-align="start" style:justify-single-word="false" fo:text-indent="0cm" style:auto-text-indent="false"/>
    </style:style>
    <style:style style:name="P33" style:family="paragraph" style:parent-style-name="Standard">
      <style:paragraph-properties fo:margin-left="0.18cm" fo:margin-right="0.138cm" fo:margin-top="0.009cm" fo:margin-bottom="0cm" style:contextual-spacing="false" fo:line-height="150%" fo:text-align="justify" style:justify-single-word="false" fo:text-indent="0cm" style:auto-text-indent="false"/>
    </style:style>
    <style:style style:name="P34" style:family="paragraph" style:parent-style-name="Standard">
      <style:paragraph-properties fo:margin-left="0.18cm" fo:margin-right="0.138cm" fo:margin-top="0.009cm" fo:margin-bottom="0cm" style:contextual-spacing="false" fo:line-height="150%" fo:text-align="start" style:justify-single-word="false" fo:text-indent="0cm" style:auto-text-indent="false"/>
    </style:style>
    <style:style style:name="P35" style:family="paragraph" style:parent-style-name="Standard">
      <style:paragraph-properties fo:margin-top="0.011cm" fo:margin-bottom="0cm" style:contextual-spacing="false" fo:line-height="0.212cm" fo:text-align="start" style:justify-single-word="false"/>
      <style:text-properties fo:font-size="6.5pt" style:font-size-asian="6.5pt" style:font-size-complex="6.5pt"/>
    </style:style>
    <style:style style:name="P36" style:family="paragraph" style:parent-style-name="Standard">
      <style:paragraph-properties fo:margin-left="0.18cm" fo:margin-right="0.131cm" fo:margin-top="0.009cm" fo:margin-bottom="0cm" style:contextual-spacing="false" fo:line-height="150%" fo:text-align="start" style:justify-single-word="false" fo:text-indent="0cm" style:auto-text-indent="false"/>
    </style:style>
    <style:style style:name="P37" style:family="paragraph" style:parent-style-name="Standard">
      <style:paragraph-properties fo:margin-top="0.012cm" fo:margin-bottom="0cm" style:contextual-spacing="false" fo:line-height="0.212cm" fo:text-align="start" style:justify-single-word="false"/>
      <style:text-properties fo:font-size="6.5pt" style:font-size-asian="6.5pt" style:font-size-complex="6.5pt"/>
    </style:style>
    <style:style style:name="P38" style:family="paragraph" style:parent-style-name="Standard">
      <style:paragraph-properties fo:margin-top="0.018cm" fo:margin-bottom="0cm" style:contextual-spacing="false" fo:line-height="0.247cm" fo:text-align="start" style:justify-single-word="false"/>
      <style:text-properties fo:font-size="7pt" style:font-size-asian="7pt" style:font-size-complex="7pt"/>
    </style:style>
    <style:style style:name="P39" style:family="paragraph" style:parent-style-name="Standard">
      <style:paragraph-properties fo:margin-top="0.007cm" fo:margin-bottom="0cm" style:contextual-spacing="false" fo:line-height="0.247cm" fo:text-align="start" style:justify-single-word="false"/>
      <style:text-properties fo:font-size="7.5pt" style:font-size-asian="7.5pt" style:font-size-complex="7.5pt"/>
    </style:style>
    <style:style style:name="P40" style:family="paragraph" style:parent-style-name="Standard">
      <style:paragraph-properties fo:margin-left="0.18cm" fo:margin-right="0.129cm" fo:line-height="150%" fo:text-align="justify" style:justify-single-word="false" fo:text-indent="0cm" style:auto-text-indent="false"/>
    </style:style>
    <style:style style:name="P41" style:family="paragraph" style:parent-style-name="Standard">
      <style:paragraph-properties fo:margin-left="0.838cm" fo:margin-right="0cm" fo:margin-top="0.012cm" fo:margin-bottom="0cm" style:contextual-spacing="false" fo:text-align="start" style:justify-single-word="false" fo:text-indent="0cm" style:auto-text-indent="false"/>
    </style:style>
    <style:style style:name="P42" style:family="paragraph" style:parent-style-name="Standard">
      <style:paragraph-properties fo:margin-left="0.18cm" fo:margin-right="9.865cm" fo:text-align="justify" style:justify-single-word="false" fo:text-indent="0cm" style:auto-text-indent="false"/>
    </style:style>
    <style:style style:name="P43" style:family="paragraph" style:parent-style-name="Standard">
      <style:paragraph-properties fo:margin-top="0.005cm" fo:margin-bottom="0cm" style:contextual-spacing="false" fo:line-height="0.247cm" fo:text-align="start" style:justify-single-word="false"/>
      <style:text-properties fo:font-size="7.5pt" style:font-size-asian="7.5pt" style:font-size-complex="7.5pt"/>
    </style:style>
    <style:style style:name="P44" style:family="paragraph" style:parent-style-name="Standard">
      <style:paragraph-properties fo:margin-left="0.81cm" fo:margin-right="0.132cm" fo:line-height="150%" fo:text-align="justify" style:justify-single-word="false" fo:text-indent="-0.631cm" style:auto-text-indent="false"/>
    </style:style>
    <style:style style:name="P45" style:family="paragraph" style:parent-style-name="Standard">
      <style:paragraph-properties fo:margin-left="0.81cm" fo:margin-right="0.136cm" fo:margin-top="0.009cm" fo:margin-bottom="0cm" style:contextual-spacing="false" fo:line-height="150%" fo:text-align="justify" style:justify-single-word="false" fo:text-indent="-0.631cm" style:auto-text-indent="false"/>
    </style:style>
    <style:style style:name="P46" style:family="paragraph" style:parent-style-name="Standard">
      <style:paragraph-properties fo:margin-left="0.81cm" fo:margin-right="0.134cm" fo:margin-top="0.009cm" fo:margin-bottom="0cm" style:contextual-spacing="false" fo:line-height="150%" fo:text-align="justify" style:justify-single-word="false" fo:text-indent="-0.631cm" style:auto-text-indent="false"/>
    </style:style>
    <style:style style:name="P47" style:family="paragraph" style:parent-style-name="Standard">
      <style:paragraph-properties fo:margin-left="0.81cm" fo:margin-right="0.134cm" fo:margin-top="0.009cm" fo:margin-bottom="0cm" style:contextual-spacing="false" fo:line-height="150%" fo:text-align="justify" style:justify-single-word="false" fo:text-indent="-0.631cm" style:auto-text-indent="false"/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text-scale="100%"/>
    </style:style>
    <style:style style:name="P48" style:family="paragraph" style:parent-style-name="Standard">
      <style:paragraph-properties fo:margin-left="0.81cm" fo:margin-right="0.138cm" fo:margin-top="0.009cm" fo:margin-bottom="0cm" style:contextual-spacing="false" fo:line-height="150%" fo:text-align="justify" style:justify-single-word="false" fo:text-indent="-0.631cm" style:auto-text-indent="false"/>
    </style:style>
    <style:style style:name="P49" style:family="paragraph" style:parent-style-name="Standard">
      <style:paragraph-properties fo:margin-left="0.81cm" fo:margin-right="0.131cm" fo:line-height="150%" fo:text-align="justify" style:justify-single-word="false" fo:text-indent="-0.631cm" style:auto-text-indent="false"/>
    </style:style>
    <style:style style:name="P50" style:family="paragraph" style:parent-style-name="Standard">
      <style:paragraph-properties fo:margin-left="1.251cm" fo:margin-right="0cm" fo:margin-top="0.014cm" fo:margin-bottom="0cm" style:contextual-spacing="false" fo:line-height="0.212cm" fo:text-align="start" style:justify-single-word="false" fo:text-indent="0cm" style:auto-text-indent="false"/>
      <style:text-properties style:font-name="FreeMono" fo:font-size="6.5pt" fo:font-weight="bold" style:font-size-asian="6.5pt" style:font-weight-asian="bold" style:font-size-complex="6.5pt" style:font-weight-complex="bold"/>
    </style:style>
    <style:style style:name="P51" style:family="paragraph" style:parent-style-name="Standard">
      <style:paragraph-properties fo:margin-left="1.251cm" fo:margin-right="0cm" fo:margin-top="0.014cm" fo:margin-bottom="0cm" style:contextual-spacing="false" fo:line-height="0.212cm" fo:text-align="start" style:justify-single-word="false" fo:text-indent="0cm" style:auto-text-indent="false"/>
      <style:text-properties style:font-name="FreeMono" fo:font-size="12pt" fo:font-weight="bold" style:font-size-asian="12pt" style:font-weight-asian="bold" style:font-size-complex="12pt" style:font-weight-complex="bold"/>
    </style:style>
    <style:style style:name="P52" style:family="paragraph" style:parent-style-name="Standard">
      <style:paragraph-properties fo:margin-left="1.251cm" fo:margin-right="0cm" fo:margin-top="0.012cm" fo:margin-bottom="0cm" style:contextual-spacing="false" fo:line-height="0.212cm" fo:text-align="start" style:justify-single-word="false" fo:text-indent="0cm" style:auto-text-indent="false"/>
      <style:text-properties style:font-name="FreeMono" fo:font-size="6.5pt" fo:font-weight="bold" style:font-size-asian="6.5pt" style:font-weight-asian="bold" style:font-size-complex="6.5pt" style:font-weight-complex="bold"/>
    </style:style>
    <style:style style:name="P53" style:family="paragraph" style:parent-style-name="Standard">
      <style:paragraph-properties fo:margin-left="1.251cm" fo:margin-right="0cm" fo:margin-top="0.004cm" fo:margin-bottom="0cm" style:contextual-spacing="false" fo:line-height="0.282cm" fo:text-align="start" style:justify-single-word="false" fo:text-indent="0cm" style:auto-text-indent="false"/>
      <style:text-properties style:font-name="FreeMono" fo:font-size="12pt" fo:font-weight="bold" style:font-size-asian="12pt" style:font-weight-asian="bold" style:font-size-complex="12pt" style:font-weight-complex="bold"/>
    </style:style>
    <style:style style:name="P54" style:family="paragraph" style:parent-style-name="Standard">
      <style:paragraph-properties fo:margin-left="1.251cm" fo:margin-right="0cm" fo:margin-top="0.051cm" fo:margin-bottom="0cm" style:contextual-spacing="false" fo:text-align="start" style:justify-single-word="false" fo:text-indent="0cm" style:auto-text-indent="false"/>
      <style:text-properties style:font-name="FreeMono" fo:font-size="12pt" fo:letter-spacing="normal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P55" style:family="paragraph" style:parent-style-name="Standard">
      <style:paragraph-properties fo:margin-left="1.251cm" fo:margin-right="0cm" fo:margin-top="0.051cm" fo:margin-bottom="0cm" style:contextual-spacing="false" fo:text-align="start" style:justify-single-word="false" fo:text-indent="0cm" style:auto-text-indent="false"/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P5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FreeMono" fo:font-size="12pt" fo:letter-spacing="normal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P57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FreeMono" fo:font-weight="bold" style:font-weight-asian="bold" style:font-weight-complex="bold"/>
    </style:style>
    <style:style style:name="P58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FreeMono" fo:font-size="12pt" fo:font-weight="bold" style:font-size-asian="12pt" style:font-weight-asian="bold" style:font-size-complex="12pt" style:font-weight-complex="bold"/>
    </style:style>
    <style:style style:name="P59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FreeMono" fo:font-size="12pt" fo:letter-spacing="normal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P60" style:family="paragraph" style:parent-style-name="Standard">
      <style:paragraph-properties fo:margin-left="0.18cm" fo:margin-right="4.785cm" fo:margin-top="0.051cm" fo:margin-bottom="0cm" style:contextual-spacing="false" fo:line-height="0.353cm" fo:text-align="justify" style:justify-single-word="false" fo:text-indent="0cm" style:auto-text-indent="false"/>
      <style:text-properties style:font-name="FreeMono" fo:font-size="12pt" style:font-size-asian="12pt" style:font-size-complex="12pt"/>
    </style:style>
    <style:style style:name="P61" style:family="paragraph" style:parent-style-name="Standard">
      <style:paragraph-properties fo:margin-left="0.18cm" fo:margin-right="4.785cm" fo:margin-top="0.051cm" fo:margin-bottom="0cm" style:contextual-spacing="false" fo:text-align="justify" style:justify-single-word="false" fo:text-indent="0cm" style:auto-text-indent="false"/>
      <style:text-properties style:font-name="FreeMono" fo:font-size="12pt" fo:letter-spacing="normal" fo:font-weight="bold" style:font-name-asian="Times New Roman1" style:font-size-asian="12pt" style:font-weight-asian="bold" style:font-name-complex="Times New Roman1" style:font-size-complex="12pt" style:text-scale="100%"/>
    </style:style>
    <style:style style:name="P62" style:family="paragraph" style:parent-style-name="Standard">
      <style:paragraph-properties fo:margin-left="0.18cm" fo:margin-right="4.785cm" fo:margin-top="0.051cm" fo:margin-bottom="0cm" style:contextual-spacing="false" fo:text-align="justify" style:justify-single-word="false" fo:text-indent="0cm" style:auto-text-indent="false"/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P63" style:family="paragraph" style:parent-style-name="Standard">
      <style:paragraph-properties fo:margin-left="0.18cm" fo:margin-right="10.423cm" fo:margin-top="0.051cm" fo:margin-bottom="0cm" style:contextual-spacing="false" fo:text-align="justify" style:justify-single-word="false" fo:text-indent="0cm" style:auto-text-indent="false"/>
      <style:text-properties style:font-name="FreeMono" fo:font-size="12pt" fo:letter-spacing="normal" fo:font-weight="bold" style:font-name-asian="Times New Roman1" style:font-size-asian="12pt" style:font-weight-asian="bold" style:font-name-complex="Times New Roman1" style:font-size-complex="12pt" style:text-scale="100%"/>
    </style:style>
    <style:style style:name="P64" style:family="paragraph" style:parent-style-name="Standard">
      <style:paragraph-properties fo:margin-left="0.18cm" fo:margin-right="7.615cm" fo:margin-top="0.051cm" fo:margin-bottom="0cm" style:contextual-spacing="false" fo:text-align="justify" style:justify-single-word="false" fo:text-indent="0cm" style:auto-text-indent="false"/>
      <style:text-properties style:font-name="FreeMono" fo:font-size="12pt" fo:letter-spacing="normal" fo:font-weight="bold" style:font-name-asian="Times New Roman1" style:font-size-asian="12pt" style:font-weight-asian="bold" style:font-name-complex="Times New Roman1" style:font-size-complex="12pt" style:text-scale="100%"/>
    </style:style>
    <style:style style:name="P65" style:family="paragraph" style:parent-style-name="Standard">
      <style:paragraph-properties fo:margin-left="0.18cm" fo:margin-right="3.175cm" fo:margin-top="0.051cm" fo:margin-bottom="0cm" style:contextual-spacing="false" fo:text-align="justify" style:justify-single-word="false" fo:text-indent="0cm" style:auto-text-indent="false"/>
      <style:text-properties style:font-name="FreeMono" fo:font-size="12pt" fo:letter-spacing="normal" fo:font-weight="bold" style:font-name-asian="Times New Roman1" style:font-size-asian="12pt" style:font-weight-asian="bold" style:font-name-complex="Times New Roman1" style:font-size-complex="12pt" style:text-scale="100%"/>
    </style:style>
    <style:style style:name="P66" style:family="paragraph" style:parent-style-name="Standard">
      <style:paragraph-properties fo:margin-left="0cm" fo:margin-right="0cm" fo:margin-top="0.051cm" fo:margin-bottom="0cm" style:contextual-spacing="false" fo:text-align="start" style:justify-single-word="false" fo:text-indent="0cm" style:auto-text-indent="false"/>
      <style:text-properties style:font-name="FreeMono" fo:font-size="12pt" fo:letter-spacing="normal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P67" style:family="paragraph" style:parent-style-name="Standard">
      <style:paragraph-properties fo:margin-left="0.18cm" fo:margin-right="7.477cm" fo:text-align="justify" style:justify-single-word="false" fo:text-indent="0cm" style:auto-text-indent="false"/>
      <style:text-properties style:font-name="FreeMono" fo:font-size="12pt" fo:letter-spacing="normal" fo:font-weight="bold" style:font-name-asian="Times New Roman1" style:font-size-asian="12pt" style:font-weight-asian="bold" style:font-name-complex="Times New Roman1" style:font-size-complex="12pt" style:text-scale="100%"/>
    </style:style>
    <style:style style:name="P68" style:family="paragraph" style:parent-style-name="Standard">
      <style:paragraph-properties fo:margin-left="1.429cm" fo:margin-right="0cm" fo:text-align="start" style:justify-single-word="false" fo:text-indent="0cm" style:auto-text-indent="false"/>
      <style:text-properties style:font-name="FreeMono" fo:font-size="12pt" fo:letter-spacing="normal" fo:font-weight="bold" style:font-name-asian="Times New Roman1" style:font-size-asian="12pt" style:font-weight-asian="bold" style:font-name-complex="Times New Roman1" style:font-size-complex="12pt" style:text-scale="100%"/>
    </style:style>
    <style:style style:name="P69" style:family="paragraph" style:parent-style-name="Standard">
      <style:paragraph-properties fo:margin-left="1.429cm" fo:margin-right="0cm" fo:text-align="start" style:justify-single-word="false" fo:text-indent="0cm" style:auto-text-indent="false"/>
      <style:text-properties style:font-name="Times New Roman" fo:font-size="12pt" fo:letter-spacing="normal" style:font-name-asian="Times New Roman1" style:font-size-asian="12pt" style:font-name-complex="Times New Roman1" style:font-size-complex="12pt" style:text-scale="100%"/>
    </style:style>
    <style:style style:name="P70" style:family="paragraph" style:parent-style-name="Standard">
      <style:paragraph-properties fo:margin-left="0.18cm" fo:margin-right="14.182cm" fo:text-align="justify" style:justify-single-word="false" fo:text-indent="0cm" style:auto-text-indent="false"/>
      <style:text-properties style:font-name="Times New Roman" fo:font-size="12pt" fo:letter-spacing="normal" fo:font-style="italic" style:font-name-asian="Times New Roman1" style:font-size-asian="12pt" style:font-style-asian="italic" style:font-name-complex="Times New Roman1" style:font-size-complex="12pt" style:text-scale="100%"/>
    </style:style>
    <style:style style:name="P71" style:family="paragraph" style:parent-style-name="Standard">
      <style:paragraph-properties fo:margin-left="0.18cm" fo:margin-right="13.686cm" fo:text-align="justify" style:justify-single-word="false" fo:text-indent="0cm" style:auto-text-indent="false"/>
      <style:text-properties style:font-name="Times New Roman" fo:font-size="12pt" fo:letter-spacing="normal" fo:font-style="italic" style:font-name-asian="Times New Roman1" style:font-size-asian="12pt" style:font-style-asian="italic" style:font-name-complex="Times New Roman1" style:font-size-complex="12pt" style:text-scale="100%"/>
    </style:style>
    <style:style style:name="P72" style:family="paragraph" style:parent-style-name="Standard" style:master-page-name="Standard">
      <style:paragraph-properties fo:margin-left="0.18cm" fo:margin-right="2.946cm" fo:margin-top="0.099cm" fo:margin-bottom="0cm" style:contextual-spacing="false" fo:text-align="justify" style:justify-single-word="false" fo:text-indent="0cm" style:auto-text-indent="false" style:page-number="auto"/>
    </style:style>
    <style:style style:name="P73" style:family="paragraph" style:parent-style-name="Standard" style:master-page-name="Converted1">
      <style:paragraph-properties fo:margin-left="0.18cm" fo:margin-right="0cm" fo:margin-top="0.134cm" fo:margin-bottom="0cm" style:contextual-spacing="false" fo:text-align="start" style:justify-single-word="false" fo:text-indent="0cm" style:auto-text-indent="false" style:page-number="auto"/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text-scale="100%"/>
    </style:style>
    <style:style style:name="P74" style:family="paragraph" style:parent-style-name="Standard" style:master-page-name="Converted2">
      <style:paragraph-properties fo:margin-left="0.18cm" fo:margin-right="0cm" fo:margin-top="0.134cm" fo:margin-bottom="0cm" style:contextual-spacing="false" fo:text-align="start" style:justify-single-word="false" fo:text-indent="0cm" style:auto-text-indent="false" style:page-number="auto"/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text-scale="100%"/>
    </style:style>
    <style:style style:name="P75" style:family="paragraph" style:parent-style-name="Standard" style:master-page-name="Converted4">
      <style:paragraph-properties fo:margin-left="0.18cm" fo:margin-right="0cm" fo:margin-top="0.134cm" fo:margin-bottom="0cm" style:contextual-spacing="false" fo:text-align="start" style:justify-single-word="false" fo:text-indent="0cm" style:auto-text-indent="false" style:page-number="auto"/>
    </style:style>
    <style:style style:name="P76" style:family="paragraph" style:parent-style-name="Standard" style:master-page-name="Converted3">
      <style:paragraph-properties fo:margin-left="0.18cm" fo:margin-right="12.063cm" fo:margin-top="0.134cm" fo:margin-bottom="0cm" style:contextual-spacing="false" fo:text-align="justify" style:justify-single-word="false" fo:text-indent="0cm" style:auto-text-indent="false" style:page-number="auto"/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text-scale="100%"/>
    </style:style>
    <style:style style:name="P77" style:family="paragraph">
      <style:paragraph-properties fo:text-align="center"/>
    </style:style>
    <style:style style:name="T1" style:family="text">
      <style:text-properties style:font-name="Times New Roman" fo:font-size="14pt" fo:letter-spacing="normal" fo:font-weight="bold" style:font-name-asian="Times New Roman1" style:font-size-asian="14pt" style:font-weight-asian="bold" style:font-name-complex="Times New Roman1" style:font-size-complex="14pt" style:text-scale="100%"/>
    </style:style>
    <style:style style:name="T2" style:family="text">
      <style:text-properties style:font-name="Times New Roman" fo:font-size="14pt" fo:letter-spacing="-0.002cm" fo:font-weight="bold" style:font-name-asian="Times New Roman1" style:font-size-asian="14pt" style:font-weight-asian="bold" style:font-name-complex="Times New Roman1" style:font-size-complex="14pt" style:text-scale="100%"/>
    </style:style>
    <style:style style:name="T3" style:family="text">
      <style:text-properties style:font-name="Times New Roman" fo:font-size="14pt" fo:letter-spacing="-0.025cm" fo:font-weight="bold" style:font-name-asian="Times New Roman1" style:font-size-asian="14pt" style:font-weight-asian="bold" style:font-name-complex="Times New Roman1" style:font-size-complex="14pt" style:text-scale="100%"/>
    </style:style>
    <style:style style:name="T4" style:family="text">
      <style:text-properties style:font-name="Times New Roman" fo:font-size="14pt" fo:letter-spacing="-0.005cm" fo:font-weight="bold" style:font-name-asian="Times New Roman1" style:font-size-asian="14pt" style:font-weight-asian="bold" style:font-name-complex="Times New Roman1" style:font-size-complex="14pt" style:text-scale="100%"/>
    </style:style>
    <style:style style:name="T5" style:family="text">
      <style:text-properties style:font-name="Times New Roman" fo:font-size="14pt" fo:letter-spacing="0.002cm" fo:font-weight="bold" style:font-name-asian="Times New Roman1" style:font-size-asian="14pt" style:font-weight-asian="bold" style:font-name-complex="Times New Roman1" style:font-size-complex="14pt" style:text-scale="100%"/>
    </style:style>
    <style:style style:name="T6" style:family="text">
      <style:text-properties style:font-name="Times New Roman" fo:font-size="14pt" fo:letter-spacing="-0.023cm" fo:font-weight="bold" style:font-name-asian="Times New Roman1" style:font-size-asian="14pt" style:font-weight-asian="bold" style:font-name-complex="Times New Roman1" style:font-size-complex="14pt" style:text-scale="100%"/>
    </style:style>
    <style:style style:name="T7" style:family="text"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text-scale="100%"/>
    </style:style>
    <style:style style:name="T8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100%"/>
    </style:style>
    <style:style style:name="T9" style:family="text">
      <style:text-properties style:font-name="Times New Roman" fo:font-size="12pt" fo:letter-spacing="normal" fo:font-style="italic" style:font-name-asian="Times New Roman1" style:font-size-asian="12pt" style:font-style-asian="italic" style:font-name-complex="Times New Roman1" style:font-size-complex="12pt" style:text-scale="100%"/>
    </style:style>
    <style:style style:name="T10" style:family="text">
      <style:text-properties style:font-name="Times New Roman" fo:font-size="12pt" fo:letter-spacing="normal" fo:font-style="italic" fo:font-weight="bold" style:font-name-asian="Times New Roman1" style:font-size-asian="12pt" style:font-style-asian="italic" style:font-weight-asian="bold" style:font-name-complex="Times New Roman1" style:font-size-complex="12pt" style:text-scale="100%"/>
    </style:style>
    <style:style style:name="T11" style:family="text">
      <style:text-properties style:font-name="Times New Roman" fo:font-size="12pt" fo:letter-spacing="0.005cm" style:font-name-asian="Times New Roman1" style:font-size-asian="12pt" style:font-name-complex="Times New Roman1" style:font-size-complex="12pt" style:text-scale="100%"/>
    </style:style>
    <style:style style:name="T12" style:family="text">
      <style:text-properties style:font-name="Times New Roman" fo:font-size="12pt" fo:letter-spacing="-0.004cm" style:font-name-asian="Times New Roman1" style:font-size-asian="12pt" style:font-name-complex="Times New Roman1" style:font-size-complex="12pt" style:text-scale="100%"/>
    </style:style>
    <style:style style:name="T13" style:family="text">
      <style:text-properties style:font-name="Times New Roman" fo:font-size="12pt" fo:letter-spacing="-0.004cm" fo:font-weight="bold" style:font-name-asian="Times New Roman1" style:font-size-asian="12pt" style:font-weight-asian="bold" style:font-name-complex="Times New Roman1" style:font-size-complex="12pt" style:text-scale="100%"/>
    </style:style>
    <style:style style:name="T14" style:family="text">
      <style:text-properties style:font-name="Times New Roman" fo:font-size="12pt" fo:letter-spacing="0.004cm" style:font-name-asian="Times New Roman1" style:font-size-asian="12pt" style:font-name-complex="Times New Roman1" style:font-size-complex="12pt" style:text-scale="100%"/>
    </style:style>
    <style:style style:name="T15" style:family="text">
      <style:text-properties style:font-name="Times New Roman" fo:font-size="12pt" fo:letter-spacing="0.004cm" fo:font-weight="bold" style:font-name-asian="Times New Roman1" style:font-size-asian="12pt" style:font-weight-asian="bold" style:font-name-complex="Times New Roman1" style:font-size-complex="12pt" style:text-scale="100%"/>
    </style:style>
    <style:style style:name="T16" style:family="text">
      <style:text-properties style:font-name="Times New Roman" fo:font-size="12pt" fo:letter-spacing="-0.002cm" style:font-name-asian="Times New Roman1" style:font-size-asian="12pt" style:font-name-complex="Times New Roman1" style:font-size-complex="12pt" style:text-scale="100%"/>
    </style:style>
    <style:style style:name="T17" style:family="text">
      <style:text-properties style:font-name="Times New Roman" fo:font-size="12pt" fo:letter-spacing="-0.002cm" fo:font-weight="bold" style:font-name-asian="Times New Roman1" style:font-size-asian="12pt" style:font-weight-asian="bold" style:font-name-complex="Times New Roman1" style:font-size-complex="12pt" style:text-scale="100%"/>
    </style:style>
    <style:style style:name="T18" style:family="text">
      <style:text-properties style:font-name="Times New Roman" fo:font-size="12pt" fo:letter-spacing="0.088cm" style:font-name-asian="Times New Roman1" style:font-size-asian="12pt" style:font-name-complex="Times New Roman1" style:font-size-complex="12pt" style:text-scale="100%"/>
    </style:style>
    <style:style style:name="T19" style:family="text">
      <style:text-properties style:font-name="Times New Roman" fo:font-size="12pt" fo:letter-spacing="0.085cm" style:font-name-asian="Times New Roman1" style:font-size-asian="12pt" style:font-name-complex="Times New Roman1" style:font-size-complex="12pt" style:text-scale="100%"/>
    </style:style>
    <style:style style:name="T20" style:family="text">
      <style:text-properties style:font-name="Times New Roman" fo:font-size="12pt" fo:letter-spacing="0.002cm" style:font-name-asian="Times New Roman1" style:font-size-asian="12pt" style:font-name-complex="Times New Roman1" style:font-size-complex="12pt" style:text-scale="100%"/>
    </style:style>
    <style:style style:name="T21" style:family="text">
      <style:text-properties style:font-name="Times New Roman" fo:font-size="12pt" fo:letter-spacing="0.002cm" fo:font-weight="bold" style:font-name-asian="Times New Roman1" style:font-size-asian="12pt" style:font-weight-asian="bold" style:font-name-complex="Times New Roman1" style:font-size-complex="12pt" style:text-scale="100%"/>
    </style:style>
    <style:style style:name="T22" style:family="text">
      <style:text-properties style:font-name="Times New Roman" fo:font-size="12pt" fo:letter-spacing="0.007cm" style:font-name-asian="Times New Roman1" style:font-size-asian="12pt" style:font-name-complex="Times New Roman1" style:font-size-complex="12pt" style:text-scale="100%"/>
    </style:style>
    <style:style style:name="T23" style:family="text">
      <style:text-properties style:font-name="Times New Roman" fo:font-size="12pt" fo:letter-spacing="0.007cm" fo:font-weight="bold" style:font-name-asian="Times New Roman1" style:font-size-asian="12pt" style:font-weight-asian="bold" style:font-name-complex="Times New Roman1" style:font-size-complex="12pt" style:text-scale="100%"/>
    </style:style>
    <style:style style:name="T24" style:family="text">
      <style:text-properties style:font-name="Times New Roman" fo:font-size="12pt" fo:letter-spacing="0.012cm" style:font-name-asian="Times New Roman1" style:font-size-asian="12pt" style:font-name-complex="Times New Roman1" style:font-size-complex="12pt" style:text-scale="100%"/>
    </style:style>
    <style:style style:name="T25" style:family="text">
      <style:text-properties style:font-name="Times New Roman" fo:font-size="12pt" fo:letter-spacing="-0.005cm" style:font-name-asian="Times New Roman1" style:font-size-asian="12pt" style:font-name-complex="Times New Roman1" style:font-size-complex="12pt" style:text-scale="100%"/>
    </style:style>
    <style:style style:name="T26" style:family="text">
      <style:text-properties style:font-name="Times New Roman" fo:font-size="12pt" fo:letter-spacing="0.065cm" style:font-name-asian="Times New Roman1" style:font-size-asian="12pt" style:font-name-complex="Times New Roman1" style:font-size-complex="12pt" style:text-scale="100%"/>
    </style:style>
    <style:style style:name="T27" style:family="text">
      <style:text-properties style:font-name="Times New Roman" fo:font-size="12pt" fo:letter-spacing="0.014cm" style:font-name-asian="Times New Roman1" style:font-size-asian="12pt" style:font-name-complex="Times New Roman1" style:font-size-complex="12pt" style:text-scale="100%"/>
    </style:style>
    <style:style style:name="T28" style:family="text">
      <style:text-properties style:font-name="Times New Roman" fo:font-size="12pt" fo:letter-spacing="0.009cm" style:font-name-asian="Times New Roman1" style:font-size-asian="12pt" style:font-name-complex="Times New Roman1" style:font-size-complex="12pt" style:text-scale="100%"/>
    </style:style>
    <style:style style:name="T29" style:family="text">
      <style:text-properties style:font-name="Times New Roman" fo:font-size="12pt" fo:letter-spacing="0.011cm" style:font-name-asian="Times New Roman1" style:font-size-asian="12pt" style:font-name-complex="Times New Roman1" style:font-size-complex="12pt" style:text-scale="100%"/>
    </style:style>
    <style:style style:name="T30" style:family="text">
      <style:text-properties style:font-name="Times New Roman" fo:font-size="12pt" fo:letter-spacing="0.051cm" style:font-name-asian="Times New Roman1" style:font-size-asian="12pt" style:font-name-complex="Times New Roman1" style:font-size-complex="12pt" style:text-scale="100%"/>
    </style:style>
    <style:style style:name="T31" style:family="text">
      <style:text-properties style:font-name="Times New Roman" fo:font-size="12pt" fo:letter-spacing="0.049cm" style:font-name-asian="Times New Roman1" style:font-size-asian="12pt" style:font-name-complex="Times New Roman1" style:font-size-complex="12pt" style:text-scale="100%"/>
    </style:style>
    <style:style style:name="T32" style:family="text">
      <style:text-properties style:font-name="Times New Roman" fo:font-size="12pt" fo:letter-spacing="0.048cm" style:font-name-asian="Times New Roman1" style:font-size-asian="12pt" style:font-name-complex="Times New Roman1" style:font-size-complex="12pt" style:text-scale="100%"/>
    </style:style>
    <style:style style:name="T33" style:family="text">
      <style:text-properties style:font-name="Times New Roman" fo:font-size="12pt" fo:letter-spacing="0.021cm" style:font-name-asian="Times New Roman1" style:font-size-asian="12pt" style:font-name-complex="Times New Roman1" style:font-size-complex="12pt" style:text-scale="100%"/>
    </style:style>
    <style:style style:name="T34" style:family="text">
      <style:text-properties style:font-name="Times New Roman" fo:font-size="12pt" fo:letter-spacing="0.019cm" style:font-name-asian="Times New Roman1" style:font-size-asian="12pt" style:font-name-complex="Times New Roman1" style:font-size-complex="12pt" style:text-scale="100%"/>
    </style:style>
    <style:style style:name="T35" style:family="text">
      <style:text-properties style:font-name="Times New Roman" fo:font-size="12pt" fo:letter-spacing="0.086cm" style:font-name-asian="Times New Roman1" style:font-size-asian="12pt" style:font-name-complex="Times New Roman1" style:font-size-complex="12pt" style:text-scale="100%"/>
    </style:style>
    <style:style style:name="T36" style:family="text">
      <style:text-properties style:font-name="Times New Roman" fo:font-size="12pt" fo:letter-spacing="0.034cm" style:font-name-asian="Times New Roman1" style:font-size-asian="12pt" style:font-name-complex="Times New Roman1" style:font-size-complex="12pt" style:text-scale="100%"/>
    </style:style>
    <style:style style:name="T37" style:family="text">
      <style:text-properties style:font-name="Times New Roman" fo:font-size="12pt" fo:letter-spacing="0.039cm" style:font-name-asian="Times New Roman1" style:font-size-asian="12pt" style:font-name-complex="Times New Roman1" style:font-size-complex="12pt" style:text-scale="100%"/>
    </style:style>
    <style:style style:name="T38" style:family="text">
      <style:text-properties style:font-name="Times New Roman" fo:font-size="12pt" fo:letter-spacing="0.032cm" style:font-name-asian="Times New Roman1" style:font-size-asian="12pt" style:font-name-complex="Times New Roman1" style:font-size-complex="12pt" style:text-scale="100%"/>
    </style:style>
    <style:style style:name="T39" style:family="text">
      <style:text-properties style:font-name="Times New Roman" fo:font-size="12pt" fo:letter-spacing="0.09cm" style:font-name-asian="Times New Roman1" style:font-size-asian="12pt" style:font-name-complex="Times New Roman1" style:font-size-complex="12pt" style:text-scale="100%"/>
    </style:style>
    <style:style style:name="T40" style:family="text">
      <style:text-properties style:font-name="Times New Roman" fo:font-size="12pt" fo:letter-spacing="0.099cm" style:font-name-asian="Times New Roman1" style:font-size-asian="12pt" style:font-name-complex="Times New Roman1" style:font-size-complex="12pt" style:text-scale="100%"/>
    </style:style>
    <style:style style:name="T41" style:family="text">
      <style:text-properties style:font-name="Times New Roman" fo:font-size="12pt" fo:letter-spacing="-0.007cm" style:font-name-asian="Times New Roman1" style:font-size-asian="12pt" style:font-name-complex="Times New Roman1" style:font-size-complex="12pt" style:text-scale="100%"/>
    </style:style>
    <style:style style:name="T42" style:family="text">
      <style:text-properties style:font-name="Times New Roman" fo:font-size="12pt" fo:letter-spacing="0.037cm" style:font-name-asian="Times New Roman1" style:font-size-asian="12pt" style:font-name-complex="Times New Roman1" style:font-size-complex="12pt" style:text-scale="100%"/>
    </style:style>
    <style:style style:name="T43" style:family="text">
      <style:text-properties style:font-name="Times New Roman" fo:font-size="12pt" fo:letter-spacing="0.041cm" style:font-name-asian="Times New Roman1" style:font-size-asian="12pt" style:font-name-complex="Times New Roman1" style:font-size-complex="12pt" style:text-scale="100%"/>
    </style:style>
    <style:style style:name="T44" style:family="text">
      <style:text-properties style:font-name="Times New Roman" fo:letter-spacing="normal" style:font-name-asian="Times New Roman1" style:font-name-complex="Times New Roman1" style:text-scale="100%"/>
    </style:style>
    <style:style style:name="T45" style:family="text">
      <style:text-properties style:font-name="Times New Roman" fo:letter-spacing="normal" fo:font-weight="bold" style:font-name-asian="Times New Roman1" style:font-weight-asian="bold" style:font-name-complex="Times New Roman1" style:font-weight-complex="bold" style:text-scale="100%"/>
    </style:style>
    <style:style style:name="T46" style:family="text">
      <style:text-properties style:font-name="Times New Roman" fo:font-size="16pt" fo:letter-spacing="normal" fo:font-weight="bold" style:font-name-asian="Times New Roman1" style:font-size-asian="16pt" style:font-weight-asian="bold" style:font-name-complex="Times New Roman1" style:font-size-complex="16pt" style:text-scale="100%"/>
    </style:style>
    <style:style style:name="T47" style:family="text">
      <style:text-properties style:font-name="Times New Roman" fo:font-size="16pt" fo:letter-spacing="-0.004cm" fo:font-weight="bold" style:font-name-asian="Times New Roman1" style:font-size-asian="16pt" style:font-weight-asian="bold" style:font-name-complex="Times New Roman1" style:font-size-complex="16pt" style:text-scale="100%"/>
    </style:style>
    <style:style style:name="T48" style:family="text">
      <style:text-properties style:font-name="Times New Roman" fo:font-size="16pt" fo:letter-spacing="-0.002cm" fo:font-weight="bold" style:font-name-asian="Times New Roman1" style:font-size-asian="16pt" style:font-weight-asian="bold" style:font-name-complex="Times New Roman1" style:font-size-complex="16pt" style:text-scale="100%"/>
    </style:style>
    <style:style style:name="T49" style:family="text">
      <style:text-properties fo:letter-spacing="normal" fo:font-weight="bold" style:font-name-asian="Times New Roman1" style:font-weight-asian="bold" style:font-name-complex="Times New Roman1" style:font-weight-complex="bold" style:text-scale="100%"/>
    </style:style>
    <style:style style:name="T50" style:family="text">
      <style:text-properties fo:letter-spacing="normal" style:font-name-asian="Times New Roman1" style:font-name-complex="Times New Roman1" style:text-scale="100%"/>
    </style:style>
    <style:style style:name="T51" style:family="text">
      <style:text-properties fo:letter-spacing="-0.004cm"/>
    </style:style>
    <style:style style:name="T52" style:family="text">
      <style:text-properties fo:letter-spacing="-0.004cm" style:font-name-asian="Times New Roman1" style:font-name-complex="Times New Roman1" style:text-scale="100%"/>
    </style:style>
    <style:style style:name="T53" style:family="text">
      <style:text-properties fo:font-size="12pt" fo:letter-spacing="normal" style:font-name-asian="Times New Roman1" style:font-size-asian="12pt" style:font-name-complex="Times New Roman1" style:font-size-complex="12pt" style:text-scale="100%"/>
    </style:style>
    <style:style style:name="T54" style:family="text">
      <style:text-properties fo:font-size="12pt" fo:letter-spacing="-0.002cm" style:font-name-asian="Times New Roman1" style:font-size-asian="12pt" style:font-name-complex="Times New Roman1" style:font-size-complex="12pt" style:text-scale="100%"/>
    </style:style>
    <style:style style:name="T55" style:family="text">
      <style:text-properties fo:font-size="12pt" fo:font-weight="bold" style:font-size-asian="12pt" style:font-weight-asian="bold" style:font-size-complex="12pt" style:font-weight-complex="bold"/>
    </style:style>
    <style:style style:name="T56" style:family="text">
      <style:text-properties style:text-position="58% 100%" style:font-name="Times New Roman" fo:font-size="10pt" style:font-name-asian="Times New Roman1" style:font-size-asian="10pt" style:font-name-complex="Times New Roman1" style:font-size-complex="10pt"/>
    </style:style>
    <style:style style:name="T57" style:family="text">
      <style:text-properties style:text-position="58% 100%" style:font-name="Times New Roman" fo:font-size="12pt" fo:letter-spacing="normal" style:font-name-asian="Times New Roman1" style:font-size-asian="12pt" style:font-name-complex="Times New Roman1" style:font-size-complex="12pt" style:text-scale="100%"/>
    </style:style>
    <style:style style:name="T58" style:family="text">
      <style:text-properties style:text-position="58% 100%" style:font-name="Times New Roman" fo:font-size="12pt" fo:letter-spacing="-0.004cm" style:font-name-asian="Times New Roman1" style:font-size-asian="12pt" style:font-name-complex="Times New Roman1" style:font-size-complex="12pt" style:text-scale="100%"/>
    </style:style>
    <style:style style:name="T59" style:family="text">
      <style:text-properties style:text-position="58% 100%" style:font-name="Times New Roman" fo:font-size="12pt" fo:letter-spacing="0.002cm" style:font-name-asian="Times New Roman1" style:font-size-asian="12pt" style:font-name-complex="Times New Roman1" style:font-size-complex="12pt" style:text-scale="100%"/>
    </style:style>
    <style:style style:name="T60" style:family="text">
      <style:text-properties style:font-name="FreeMono" fo:font-size="12pt" fo:font-weight="bold" style:font-size-asian="12pt" style:font-weight-asian="bold" style:font-size-complex="12pt" style:font-weight-complex="bold"/>
    </style:style>
    <style:style style:name="T61" style:family="text">
      <style:text-properties fo:letter-spacing="-0.002cm"/>
    </style:style>
    <style:style style:name="T62" style:family="text">
      <style:text-properties fo:letter-spacing="0.09cm"/>
    </style:style>
    <style:style style:name="T63" style:family="text">
      <style:text-properties fo:letter-spacing="0.088cm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-content" style:horizontal-pos="from-left" style:horizontal-rel="paragraph-content" fo:padding="0.15cm" fo:border="0.06pt solid #000000"/>
    </style:style>
    <style:style style:name="gr1" style:family="graphic">
      <style:graphic-properties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tyle:run-through="background"/>
    </style:style>
    <style:style style:name="gr3" style:family="graphic">
      <style:graphic-properties draw:stroke="none" svg:stroke-width="0cm" draw:fill="solid" draw:fill-color="#7f7f7f" fo:min-height="0.73cm" fo:min-width="15.108cm" style:run-through="background"/>
    </style:style>
    <style:style style:name="gr4" style:family="graphic">
      <style:graphic-properties draw:stroke="none" svg:stroke-width="0cm" draw:fill="solid" draw:fill-color="#7f7f7f" fo:min-height="0.728cm" fo:min-width="15.108cm" style:run-through="background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cm" draw:fill="solid" draw:fill-color="#999999" fo:min-height="0.73cm" fo:min-width="15.108cm" style:run-through="background"/>
    </style:style>
    <style:style style:name="gr7" style:family="graphic">
      <style:graphic-properties draw:stroke="none" svg:stroke-width="0cm" draw:fill="solid" draw:fill-color="#999999" fo:min-height="0.728cm" fo:min-width="15.108cm" style:run-through="background"/>
    </style:style>
    <style:style style:name="gr8" style:family="graphic">
      <style:graphic-properties draw:stroke="none" svg:stroke-width="0cm" draw:fill="solid" draw:fill-color="#999999" fo:min-height="0.94cm" fo:min-width="14.473cm" style:run-through="background"/>
    </style:style>
    <style:style style:name="gr9" style:family="graphic">
      <style:graphic-properties draw:stroke="none" svg:stroke-width="0cm" draw:fill="solid" draw:fill-color="#999999" fo:min-height="0.942cm" fo:min-width="14.473cm" style:run-through="background"/>
    </style:style>
    <style:style style:name="gr10" style:family="graphic">
      <style:graphic-properties draw:stroke="none" svg:stroke-width="0cm" draw:fill="solid" draw:fill-color="#999999" fo:min-height="0.73cm" fo:min-width="14.473cm" style:run-through="background"/>
    </style:style>
    <style:style style:name="gr11" style:family="graphic">
      <style:graphic-properties draw:stroke="none" svg:stroke-width="0cm" draw:fill="solid" draw:fill-color="#999999" fo:min-height="0.73cm" fo:min-width="14.476cm" style:run-through="background"/>
    </style:style>
    <style:style style:name="gr12" style:family="graphic">
      <style:graphic-properties draw:stroke="none" svg:stroke-width="0cm" draw:fill="solid" draw:fill-color="#999999" fo:min-height="0.942cm" fo:min-width="14.471cm" style:run-through="background"/>
    </style:style>
    <style:style style:name="gr13" style:family="graphic">
      <style:graphic-properties draw:stroke="none" svg:stroke-width="0cm" draw:fill="solid" draw:fill-color="#999999" fo:min-height="0.73cm" fo:min-width="14.471cm" style:run-through="background"/>
    </style:style>
    <style:style style:name="gr14" style:family="graphic">
      <style:graphic-properties draw:stroke="none" svg:stroke-width="0cm" draw:fill="solid" draw:fill-color="#999999" fo:min-height="0.728cm" fo:min-width="14.476cm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g draw:style-name="gr2">
          <draw:custom-shape draw:style-name="gr3" svg:width="15.108cm" svg:height="0.731cm" svg:x="2.949cm" svg:y="0.018cm">
            <text:p/>
            <draw:enhanced-geometry draw:type="0"/>
          </draw:custom-shape>
          <draw:g draw:style-name="gr2">
            <draw:custom-shape draw:style-name="gr3" svg:width="15.108cm" svg:height="0.731cm" svg:x="2.949cm" svg:y="0.748cm">
              <text:p/>
              <draw:enhanced-geometry draw:type="0"/>
            </draw:custom-shape>
            <draw:g draw:style-name="gr2">
              <draw:custom-shape draw:style-name="gr4" svg:width="15.108cm" svg:height="0.729cm" svg:x="2.949cm" svg:y="1.479cm">
                <text:p/>
                <draw:enhanced-geometry draw:type="0"/>
              </draw:custom-shape>
              <draw:g draw:style-name="gr2">
                <draw:custom-shape draw:style-name="gr3" svg:width="15.108cm" svg:height="0.731cm" svg:x="2.949cm" svg:y="2.207cm">
                  <text:p/>
                  <draw:enhanced-geometry draw:type="0"/>
                </draw:custom-shape>
              </draw:g>
            </draw:g>
          </draw:g>
        </draw:g>
      </draw:g>
      <draw:g text:anchor-type="page" text:anchor-page-number="1" draw:z-index="1" draw:style-name="gr1">
        <draw:g draw:style-name="gr2">
          <draw:custom-shape draw:style-name="gr3" svg:width="15.108cm" svg:height="0.731cm" svg:x="2.949cm" svg:y="0.018cm">
            <text:p/>
            <draw:enhanced-geometry draw:type="0"/>
          </draw:custom-shape>
          <draw:g draw:style-name="gr2">
            <draw:custom-shape draw:style-name="gr3" svg:width="15.108cm" svg:height="0.731cm" svg:x="2.949cm" svg:y="0.748cm">
              <text:p/>
              <draw:enhanced-geometry draw:type="0"/>
            </draw:custom-shape>
            <draw:g draw:style-name="gr2">
              <draw:custom-shape draw:style-name="gr3" svg:width="15.108cm" svg:height="0.731cm" svg:x="2.949cm" svg:y="1.479cm">
                <text:p/>
                <draw:enhanced-geometry draw:type="0"/>
              </draw:custom-shape>
              <draw:g draw:style-name="gr2">
                <draw:custom-shape draw:style-name="gr3" svg:width="15.108cm" svg:height="0.731cm" svg:x="2.949cm" svg:y="2.209cm">
                  <text:p/>
                  <draw:enhanced-geometry draw:type="0"/>
                </draw:custom-shape>
              </draw:g>
            </draw:g>
          </draw:g>
        </draw:g>
      </draw:g>
      <draw:g text:anchor-type="page" text:anchor-page-number="1" draw:z-index="2" draw:style-name="gr1">
        <draw:g draw:style-name="gr2">
          <draw:custom-shape draw:style-name="gr3" svg:width="15.108cm" svg:height="0.731cm" svg:x="2.949cm" svg:y="0.018cm">
            <text:p/>
            <draw:enhanced-geometry draw:type="0"/>
          </draw:custom-shape>
          <draw:g draw:style-name="gr2">
            <draw:custom-shape draw:style-name="gr3" svg:width="15.108cm" svg:height="0.731cm" svg:x="2.949cm" svg:y="0.748cm">
              <text:p/>
              <draw:enhanced-geometry draw:type="0"/>
            </draw:custom-shape>
            <draw:g draw:style-name="gr2">
              <draw:custom-shape draw:style-name="gr3" svg:width="15.108cm" svg:height="0.731cm" svg:x="2.949cm" svg:y="1.479cm">
                <text:p/>
                <draw:enhanced-geometry draw:type="0"/>
              </draw:custom-shape>
              <draw:g draw:style-name="gr2">
                <draw:custom-shape draw:style-name="gr3" svg:width="15.108cm" svg:height="0.731cm" svg:x="2.949cm" svg:y="2.209cm">
                  <text:p/>
                  <draw:enhanced-geometry draw:type="0"/>
                </draw:custom-shape>
                <draw:g draw:style-name="gr2">
                  <draw:custom-shape draw:style-name="gr3" svg:width="15.108cm" svg:height="0.731cm" svg:x="2.949cm" svg:y="2.939cm">
                    <text:p/>
                    <draw:enhanced-geometry draw:type="0"/>
                  </draw:custom-shape>
                </draw:g>
              </draw:g>
            </draw:g>
          </draw:g>
        </draw:g>
      </draw:g>
      <draw:g text:anchor-type="page" text:anchor-page-number="1" draw:z-index="4" draw:style-name="gr1">
        <draw:g draw:style-name="gr2">
          <draw:custom-shape draw:style-name="gr6" svg:width="15.108cm" svg:height="0.731cm" svg:x="2.949cm" svg:y="0.018cm">
            <text:p/>
            <draw:enhanced-geometry draw:type="0"/>
          </draw:custom-shape>
          <draw:g draw:style-name="gr2">
            <draw:custom-shape draw:style-name="gr6" svg:width="15.108cm" svg:height="0.731cm" svg:x="2.949cm" svg:y="0.748cm">
              <text:p/>
              <draw:enhanced-geometry draw:type="0"/>
            </draw:custom-shape>
            <draw:g draw:style-name="gr2">
              <draw:custom-shape draw:style-name="gr6" svg:width="15.108cm" svg:height="0.731cm" svg:x="2.949cm" svg:y="1.479cm">
                <text:p/>
                <draw:enhanced-geometry draw:type="0"/>
              </draw:custom-shape>
              <draw:g draw:style-name="gr2">
                <draw:custom-shape draw:style-name="gr6" svg:width="15.108cm" svg:height="0.731cm" svg:x="2.949cm" svg:y="2.209cm">
                  <text:p/>
                  <draw:enhanced-geometry draw:type="0"/>
                </draw:custom-shape>
                <draw:g draw:style-name="gr2">
                  <draw:custom-shape draw:style-name="gr6" svg:width="15.108cm" svg:height="0.731cm" svg:x="2.949cm" svg:y="2.939cm">
                    <text:p/>
                    <draw:enhanced-geometry draw:type="0"/>
                  </draw:custom-shape>
                  <draw:g draw:style-name="gr2">
                    <draw:custom-shape draw:style-name="gr6" svg:width="15.108cm" svg:height="0.731cm" svg:x="2.949cm" svg:y="3.667cm">
                      <text:p/>
                      <draw:enhanced-geometry draw:type="0"/>
                    </draw:custom-shape>
                    <draw:g draw:style-name="gr2">
                      <draw:custom-shape draw:style-name="gr7" svg:width="15.108cm" svg:height="0.729cm" svg:x="2.949cm" svg:y="4.398cm">
                        <text:p/>
                        <draw:enhanced-geometry draw:type="0"/>
                      </draw:custom-shape>
                    </draw:g>
                  </draw:g>
                </draw:g>
              </draw:g>
            </draw:g>
          </draw:g>
        </draw:g>
      </draw:g>
      <draw:g text:anchor-type="page" text:anchor-page-number="1" draw:z-index="5" draw:style-name="gr1">
        <draw:g draw:style-name="gr2">
          <draw:custom-shape draw:style-name="gr8" svg:width="14.473cm" svg:height="0.941cm" svg:x="3.584cm" svg:y="0.018cm">
            <text:p/>
            <draw:enhanced-geometry draw:type="0"/>
          </draw:custom-shape>
          <draw:g draw:style-name="gr2">
            <draw:custom-shape draw:style-name="gr9" svg:width="14.473cm" svg:height="0.943cm" svg:x="3.584cm" svg:y="0.958cm">
              <text:p/>
              <draw:enhanced-geometry draw:type="0"/>
            </draw:custom-shape>
            <draw:g draw:style-name="gr2">
              <draw:custom-shape draw:style-name="gr9" svg:width="14.473cm" svg:height="0.943cm" svg:x="3.584cm" svg:y="1.9cm">
                <text:p/>
                <draw:enhanced-geometry draw:type="0"/>
              </draw:custom-shape>
              <draw:g draw:style-name="gr2">
                <draw:custom-shape draw:style-name="gr9" svg:width="14.473cm" svg:height="0.943cm" svg:x="3.584cm" svg:y="2.842cm">
                  <text:p/>
                  <draw:enhanced-geometry draw:type="0"/>
                </draw:custom-shape>
                <draw:g draw:style-name="gr2">
                  <draw:custom-shape draw:style-name="gr9" svg:width="14.473cm" svg:height="0.943cm" svg:x="3.584cm" svg:y="3.784cm">
                    <text:p/>
                    <draw:enhanced-geometry draw:type="0"/>
                  </draw:custom-shape>
                  <draw:g draw:style-name="gr2">
                    <draw:custom-shape draw:style-name="gr9" svg:width="14.473cm" svg:height="0.943cm" svg:x="3.584cm" svg:y="4.726cm">
                      <text:p/>
                      <draw:enhanced-geometry draw:type="0"/>
                    </draw:custom-shape>
                    <draw:g draw:style-name="gr2">
                      <draw:custom-shape draw:style-name="gr9" svg:width="14.473cm" svg:height="0.943cm" svg:x="3.584cm" svg:y="5.668cm">
                        <text:p/>
                        <draw:enhanced-geometry draw:type="0"/>
                      </draw:custom-shape>
                      <draw:g draw:style-name="gr2">
                        <draw:custom-shape draw:style-name="gr9" svg:width="14.473cm" svg:height="0.943cm" svg:x="3.584cm" svg:y="6.61cm">
                          <text:p/>
                          <draw:enhanced-geometry draw:type="0"/>
                        </draw:custom-shape>
                        <draw:g draw:style-name="gr2">
                          <draw:custom-shape draw:style-name="gr9" svg:width="14.473cm" svg:height="0.943cm" svg:x="3.584cm" svg:y="7.552cm">
                            <text:p/>
                            <draw:enhanced-geometry draw:type="0"/>
                          </draw:custom-shape>
                          <draw:g draw:style-name="gr2">
                            <draw:custom-shape draw:style-name="gr9" svg:width="14.473cm" svg:height="0.943cm" svg:x="3.584cm" svg:y="8.493cm">
                              <text:p/>
                              <draw:enhanced-geometry draw:type="0"/>
                            </draw:custom-shape>
                            <draw:g draw:style-name="gr2">
                              <draw:custom-shape draw:style-name="gr9" svg:width="14.473cm" svg:height="0.943cm" svg:x="3.584cm" svg:y="9.437cm">
                                <text:p/>
                                <draw:enhanced-geometry draw:type="0"/>
                              </draw:custom-shape>
                              <draw:g draw:style-name="gr2">
                                <draw:custom-shape draw:style-name="gr10" svg:width="14.473cm" svg:height="0.731cm" svg:x="3.584cm" svg:y="10.379cm">
                                  <text:p/>
                                  <draw:enhanced-geometry draw:type="0"/>
                                </draw:custom-shape>
                              </draw:g>
                            </draw:g>
                          </draw:g>
                        </draw:g>
                      </draw:g>
                    </draw:g>
                  </draw:g>
                </draw:g>
              </draw:g>
            </draw:g>
          </draw:g>
        </draw:g>
      </draw:g>
      <draw:g text:anchor-type="page" text:anchor-page-number="1" draw:z-index="6" draw:style-name="gr1">
        <draw:g draw:style-name="gr2">
          <draw:custom-shape draw:style-name="gr11" svg:width="14.477cm" svg:height="0.731cm" svg:x="3.581cm" svg:y="0.018cm">
            <text:p/>
            <draw:enhanced-geometry draw:type="0"/>
          </draw:custom-shape>
          <draw:g draw:style-name="gr2">
            <draw:custom-shape draw:style-name="gr12" svg:width="14.472cm" svg:height="0.943cm" svg:x="3.585cm" svg:y="0.748cm">
              <text:p/>
              <draw:enhanced-geometry draw:type="0"/>
            </draw:custom-shape>
            <draw:g draw:style-name="gr2">
              <draw:custom-shape draw:style-name="gr12" svg:width="14.472cm" svg:height="0.943cm" svg:x="3.585cm" svg:y="1.69cm">
                <text:p/>
                <draw:enhanced-geometry draw:type="0"/>
              </draw:custom-shape>
              <draw:g draw:style-name="gr2">
                <draw:custom-shape draw:style-name="gr13" svg:width="14.472cm" svg:height="0.731cm" svg:x="3.585cm" svg:y="2.632cm">
                  <text:p/>
                  <draw:enhanced-geometry draw:type="0"/>
                </draw:custom-shape>
              </draw:g>
            </draw:g>
          </draw:g>
        </draw:g>
      </draw:g>
      <draw:g text:anchor-type="page" text:anchor-page-number="1" draw:z-index="7" draw:style-name="gr1">
        <draw:g draw:style-name="gr2">
          <draw:custom-shape draw:style-name="gr11" svg:width="14.477cm" svg:height="0.731cm" svg:x="3.581cm" svg:y="0.018cm">
            <text:p/>
            <draw:enhanced-geometry draw:type="0"/>
          </draw:custom-shape>
          <draw:g draw:style-name="gr2">
            <draw:custom-shape draw:style-name="gr11" svg:width="14.477cm" svg:height="0.731cm" svg:x="3.581cm" svg:y="0.748cm">
              <text:p/>
              <draw:enhanced-geometry draw:type="0"/>
            </draw:custom-shape>
            <draw:g draw:style-name="gr2">
              <draw:custom-shape draw:style-name="gr14" svg:width="14.477cm" svg:height="0.729cm" svg:x="3.581cm" svg:y="1.479cm">
                <text:p/>
                <draw:enhanced-geometry draw:type="0"/>
              </draw:custom-shape>
              <draw:g draw:style-name="gr2">
                <draw:custom-shape draw:style-name="gr11" svg:width="14.477cm" svg:height="0.731cm" svg:x="3.581cm" svg:y="2.207cm">
                  <text:p/>
                  <draw:enhanced-geometry draw:type="0"/>
                </draw:custom-shape>
                <draw:g draw:style-name="gr2">
                  <draw:custom-shape draw:style-name="gr11" svg:width="14.477cm" svg:height="0.731cm" svg:x="3.581cm" svg:y="2.937cm">
                    <text:p/>
                    <draw:enhanced-geometry draw:type="0"/>
                  </draw:custom-shape>
                  <draw:g draw:style-name="gr2">
                    <draw:custom-shape draw:style-name="gr11" svg:width="14.477cm" svg:height="0.731cm" svg:x="3.581cm" svg:y="3.666cm">
                      <text:p/>
                      <draw:enhanced-geometry draw:type="0"/>
                    </draw:custom-shape>
                    <draw:g draw:style-name="gr2">
                      <draw:custom-shape draw:style-name="gr11" svg:width="14.477cm" svg:height="0.731cm" svg:x="3.581cm" svg:y="4.396cm">
                        <text:p/>
                        <draw:enhanced-geometry draw:type="0"/>
                      </draw:custom-shape>
                      <draw:g draw:style-name="gr2">
                        <draw:custom-shape draw:style-name="gr11" svg:width="14.477cm" svg:height="0.731cm" svg:x="3.581cm" svg:y="5.126cm">
                          <text:p/>
                          <draw:enhanced-geometry draw:type="0"/>
                        </draw:custom-shape>
                        <draw:g draw:style-name="gr2">
                          <draw:custom-shape draw:style-name="gr11" svg:width="14.477cm" svg:height="0.731cm" svg:x="3.581cm" svg:y="5.856cm">
                            <text:p/>
                            <draw:enhanced-geometry draw:type="0"/>
                          </draw:custom-shape>
                          <draw:g draw:style-name="gr2">
                            <draw:custom-shape draw:style-name="gr11" svg:width="14.477cm" svg:height="0.731cm" svg:x="3.581cm" svg:y="6.587cm">
                              <text:p/>
                              <draw:enhanced-geometry draw:type="0"/>
                            </draw:custom-shape>
                            <draw:g draw:style-name="gr2">
                              <draw:custom-shape draw:style-name="gr11" svg:width="14.477cm" svg:height="0.731cm" svg:x="3.581cm" svg:y="7.317cm">
                                <text:p/>
                                <draw:enhanced-geometry draw:type="0"/>
                              </draw:custom-shape>
                            </draw:g>
                          </draw:g>
                        </draw:g>
                      </draw:g>
                    </draw:g>
                  </draw:g>
                </draw:g>
              </draw:g>
            </draw:g>
          </draw:g>
        </draw:g>
      </draw:g>
      <draw:g text:anchor-type="page" text:anchor-page-number="1" draw:z-index="8" draw:style-name="gr1">
        <draw:g draw:style-name="gr2">
          <draw:custom-shape draw:style-name="gr11" svg:width="14.477cm" svg:height="0.731cm" svg:x="3.581cm" svg:y="5.634cm">
            <text:p/>
            <draw:enhanced-geometry draw:type="0"/>
          </draw:custom-shape>
          <draw:g draw:style-name="gr2">
            <draw:custom-shape draw:style-name="gr11" svg:width="14.477cm" svg:height="0.731cm" svg:x="3.581cm" svg:y="6.362cm">
              <text:p/>
              <draw:enhanced-geometry draw:type="0"/>
            </draw:custom-shape>
            <draw:g draw:style-name="gr2">
              <draw:custom-shape draw:style-name="gr11" svg:width="14.477cm" svg:height="0.731cm" svg:x="3.581cm" svg:y="7.093cm">
                <text:p/>
                <draw:enhanced-geometry draw:type="0"/>
              </draw:custom-shape>
              <draw:g draw:style-name="gr2">
                <draw:custom-shape draw:style-name="gr11" svg:width="14.477cm" svg:height="0.731cm" svg:x="3.581cm" svg:y="7.823cm">
                  <text:p/>
                  <draw:enhanced-geometry draw:type="0"/>
                </draw:custom-shape>
                <draw:g draw:style-name="gr2">
                  <draw:custom-shape draw:style-name="gr11" svg:width="14.477cm" svg:height="0.731cm" svg:x="3.581cm" svg:y="8.553cm">
                    <text:p/>
                    <draw:enhanced-geometry draw:type="0"/>
                  </draw:custom-shape>
                  <draw:g draw:style-name="gr2">
                    <draw:custom-shape draw:style-name="gr11" svg:width="14.477cm" svg:height="0.731cm" svg:x="3.581cm" svg:y="9.283cm">
                      <text:p/>
                      <draw:enhanced-geometry draw:type="0"/>
                    </draw:custom-shape>
                    <draw:g draw:style-name="gr2">
                      <draw:custom-shape draw:style-name="gr11" svg:width="14.477cm" svg:height="0.731cm" svg:x="3.581cm" svg:y="10.014cm">
                        <text:p/>
                        <draw:enhanced-geometry draw:type="0"/>
                      </draw:custom-shape>
                      <draw:g draw:style-name="gr2">
                        <draw:custom-shape draw:style-name="gr14" svg:width="14.477cm" svg:height="0.729cm" svg:x="3.581cm" svg:y="10.744cm">
                          <text:p/>
                          <draw:enhanced-geometry draw:type="0"/>
                        </draw:custom-shape>
                        <draw:g draw:style-name="gr2">
                          <draw:custom-shape draw:style-name="gr11" svg:width="14.477cm" svg:height="0.731cm" svg:x="3.581cm" svg:y="11.471cm">
                            <text:p/>
                            <draw:enhanced-geometry draw:type="0"/>
                          </draw:custom-shape>
                          <draw:g draw:style-name="gr2">
                            <draw:custom-shape draw:style-name="gr11" svg:width="14.477cm" svg:height="0.731cm" svg:x="3.581cm" svg:y="12.201cm">
                              <text:p/>
                              <draw:enhanced-geometry draw:type="0"/>
                            </draw:custom-shape>
                            <draw:g draw:style-name="gr2">
                              <draw:custom-shape draw:style-name="gr11" svg:width="14.477cm" svg:height="0.731cm" svg:x="3.581cm" svg:y="12.931cm">
                                <text:p/>
                                <draw:enhanced-geometry draw:type="0"/>
                              </draw:custom-shape>
                              <draw:g draw:style-name="gr2">
                                <draw:custom-shape draw:style-name="gr11" svg:width="14.477cm" svg:height="0.731cm" svg:x="3.581cm" svg:y="13.661cm">
                                  <text:p/>
                                  <draw:enhanced-geometry draw:type="0"/>
                                </draw:custom-shape>
                                <draw:g draw:style-name="gr2">
                                  <draw:custom-shape draw:style-name="gr11" svg:width="14.477cm" svg:height="0.731cm" svg:x="3.581cm" svg:y="14.392cm">
                                    <text:p/>
                                    <draw:enhanced-geometry draw:type="0"/>
                                  </draw:custom-shape>
                                </draw:g>
                              </draw:g>
                            </draw:g>
                          </draw:g>
                        </draw:g>
                      </draw:g>
                    </draw:g>
                  </draw:g>
                </draw:g>
              </draw:g>
            </draw:g>
          </draw:g>
        </draw:g>
      </draw:g>
      <draw:g text:anchor-type="page" text:anchor-page-number="1" draw:z-index="9" draw:style-name="gr1">
        <draw:g draw:style-name="gr2">
          <draw:custom-shape draw:style-name="gr11" svg:width="14.477cm" svg:height="0.731cm" svg:x="3.581cm" svg:y="0.018cm">
            <text:p/>
            <draw:enhanced-geometry draw:type="0"/>
          </draw:custom-shape>
          <draw:g draw:style-name="gr2">
            <draw:custom-shape draw:style-name="gr11" svg:width="14.477cm" svg:height="0.731cm" svg:x="3.581cm" svg:y="0.748cm">
              <text:p/>
              <draw:enhanced-geometry draw:type="0"/>
            </draw:custom-shape>
            <draw:g draw:style-name="gr2">
              <draw:custom-shape draw:style-name="gr14" svg:width="14.477cm" svg:height="0.729cm" svg:x="3.581cm" svg:y="1.479cm">
                <text:p/>
                <draw:enhanced-geometry draw:type="0"/>
              </draw:custom-shape>
              <draw:g draw:style-name="gr2">
                <draw:custom-shape draw:style-name="gr11" svg:width="14.477cm" svg:height="0.731cm" svg:x="3.581cm" svg:y="2.207cm">
                  <text:p/>
                  <draw:enhanced-geometry draw:type="0"/>
                </draw:custom-shape>
                <draw:g draw:style-name="gr2">
                  <draw:custom-shape draw:style-name="gr11" svg:width="14.477cm" svg:height="0.731cm" svg:x="3.581cm" svg:y="2.937cm">
                    <text:p/>
                    <draw:enhanced-geometry draw:type="0"/>
                  </draw:custom-shape>
                  <draw:g draw:style-name="gr2">
                    <draw:custom-shape draw:style-name="gr11" svg:width="14.477cm" svg:height="0.731cm" svg:x="3.581cm" svg:y="3.666cm">
                      <text:p/>
                      <draw:enhanced-geometry draw:type="0"/>
                    </draw:custom-shape>
                    <draw:g draw:style-name="gr2">
                      <draw:custom-shape draw:style-name="gr11" svg:width="14.477cm" svg:height="0.731cm" svg:x="3.581cm" svg:y="4.396cm">
                        <text:p/>
                        <draw:enhanced-geometry draw:type="0"/>
                      </draw:custom-shape>
                      <draw:g draw:style-name="gr2">
                        <draw:custom-shape draw:style-name="gr11" svg:width="14.477cm" svg:height="0.731cm" svg:x="3.581cm" svg:y="5.126cm">
                          <text:p/>
                          <draw:enhanced-geometry draw:type="0"/>
                        </draw:custom-shape>
                        <draw:g draw:style-name="gr2">
                          <draw:custom-shape draw:style-name="gr11" svg:width="14.477cm" svg:height="0.731cm" svg:x="3.581cm" svg:y="5.856cm">
                            <text:p/>
                            <draw:enhanced-geometry draw:type="0"/>
                          </draw:custom-shape>
                          <draw:g draw:style-name="gr2">
                            <draw:custom-shape draw:style-name="gr11" svg:width="14.477cm" svg:height="0.731cm" svg:x="3.581cm" svg:y="6.587cm">
                              <text:p/>
                              <draw:enhanced-geometry draw:type="0"/>
                            </draw:custom-shape>
                            <draw:g draw:style-name="gr2">
                              <draw:custom-shape draw:style-name="gr11" svg:width="14.477cm" svg:height="0.731cm" svg:x="3.581cm" svg:y="7.317cm">
                                <text:p/>
                                <draw:enhanced-geometry draw:type="0"/>
                              </draw:custom-shape>
                              <draw:g draw:style-name="gr2">
                                <draw:custom-shape draw:style-name="gr11" svg:width="14.477cm" svg:height="0.731cm" svg:x="3.581cm" svg:y="8.047cm">
                                  <text:p/>
                                  <draw:enhanced-geometry draw:type="0"/>
                                </draw:custom-shape>
                              </draw:g>
                            </draw:g>
                          </draw:g>
                        </draw:g>
                      </draw:g>
                    </draw:g>
                  </draw:g>
                </draw:g>
              </draw:g>
            </draw:g>
          </draw:g>
        </draw:g>
      </draw:g>
      <draw:g text:anchor-type="page" text:anchor-page-number="1" draw:z-index="10" draw:style-name="gr1">
        <draw:g draw:style-name="gr2">
          <draw:custom-shape draw:style-name="gr11" svg:width="14.477cm" svg:height="0.731cm" svg:x="3.581cm" svg:y="0.018cm">
            <text:p/>
            <draw:enhanced-geometry draw:type="0"/>
          </draw:custom-shape>
          <draw:g draw:style-name="gr2">
            <draw:custom-shape draw:style-name="gr11" svg:width="14.477cm" svg:height="0.731cm" svg:x="3.581cm" svg:y="0.748cm">
              <text:p/>
              <draw:enhanced-geometry draw:type="0"/>
            </draw:custom-shape>
            <draw:g draw:style-name="gr2">
              <draw:custom-shape draw:style-name="gr11" svg:width="14.477cm" svg:height="0.731cm" svg:x="3.581cm" svg:y="1.479cm">
                <text:p/>
                <draw:enhanced-geometry draw:type="0"/>
              </draw:custom-shape>
              <draw:g draw:style-name="gr2">
                <draw:custom-shape draw:style-name="gr11" svg:width="14.477cm" svg:height="0.731cm" svg:x="3.581cm" svg:y="2.209cm">
                  <text:p/>
                  <draw:enhanced-geometry draw:type="0"/>
                </draw:custom-shape>
                <draw:g draw:style-name="gr2">
                  <draw:custom-shape draw:style-name="gr11" svg:width="14.477cm" svg:height="0.731cm" svg:x="3.581cm" svg:y="2.939cm">
                    <text:p/>
                    <draw:enhanced-geometry draw:type="0"/>
                  </draw:custom-shape>
                  <draw:g draw:style-name="gr2">
                    <draw:custom-shape draw:style-name="gr11" svg:width="14.477cm" svg:height="0.731cm" svg:x="3.581cm" svg:y="3.667cm">
                      <text:p/>
                      <draw:enhanced-geometry draw:type="0"/>
                    </draw:custom-shape>
                    <draw:g draw:style-name="gr2">
                      <draw:custom-shape draw:style-name="gr11" svg:width="14.477cm" svg:height="0.731cm" svg:x="3.581cm" svg:y="4.398cm">
                        <text:p/>
                        <draw:enhanced-geometry draw:type="0"/>
                      </draw:custom-shape>
                    </draw:g>
                  </draw:g>
                </draw:g>
              </draw:g>
            </draw:g>
          </draw:g>
        </draw:g>
      </draw:g>
      <text:p text:style-name="P72"><text:span text:style-name="T46"><draw:frame text:anchor-type="as-char" svg:y="0cm" draw:z-index="3" draw:style-name="gr5" draw:text-style-name="P77" svg:width="0.385cm" svg:height="0.359cm"><draw:image xlink:href="Pictures/100002010000000E0000000D3E7FCF68.png" xlink:type="simple" xlink:show="embed" xlink:actuate="onLoad"><text:p/></draw:image></draw:frame></text:span><text:span text:style-name="T46">Disse</text:span><text:span text:style-name="T47">n</text:span><text:span text:style-name="T46">y d’algor</text:span><text:span text:style-name="T47">i</text:span><text:span text:style-name="T48">sm</text:span><text:span text:style-name="T46">es i</text:span><text:span text:style-name="T48">t</text:span><text:span text:style-name="T46">eratius</text:span></text:p>
      <text:p text:style-name="P3"/>
      <text:p text:style-name="P3"/>
      <text:p text:style-name="P13"/>
      <text:p text:style-name="P18"><text:span text:style-name="T1">1</text:span><text:span text:style-name="T2"> </text:span><text:span text:style-name="T1">La</text:span><text:span text:style-name="T4"> </text:span><text:span text:style-name="T1">co</text:span><text:span text:style-name="T5">mp</text:span><text:span text:style-name="T1">osició</text:span><text:span text:style-name="T6"> </text:span><text:span text:style-name="T1">iterativa</text:span></text:p>
      <text:p text:style-name="P14"/>
      <text:p text:style-name="P19"><text:span text:style-name="T8">La</text:span><text:span text:style-name="T11"> </text:span><text:span text:style-name="T8">co</text:span><text:span text:style-name="T12">m</text:span><text:span text:style-name="T8">pos</text:span><text:span text:style-name="T14">i</text:span><text:span text:style-name="T8">ció</text:span><text:span text:style-name="T11"> </text:span><text:span text:style-name="T8">alternativa</text:span><text:span text:style-name="T11"> </text:span><text:span text:style-name="T8">ens</text:span><text:span text:style-name="T11"> </text:span><text:span text:style-name="T8">ha</text:span><text:span text:style-name="T11"> </text:span><text:span text:style-name="T8">introduït</text:span><text:span text:style-name="T11"> </text:span><text:span text:style-name="T8">la possibilitat</text:span><text:span text:style-name="T11"> </text:span><text:span text:style-name="T8">de</text:span><text:span text:style-name="T11"> </text:span><text:span text:style-name="T8">triar</text:span><text:span text:style-name="T14"> </text:span><text:span text:style-name="T8">un</text:span><text:span text:style-name="T11"> </text:span><text:span text:style-name="T8">procés</text:span><text:span text:style-name="T11"> </text:span><text:span text:style-name="T8">entre</text:span><text:span text:style-name="T11"> </text:span><text:span text:style-name="T8">varis depenent</text:span><text:span text:style-name="T14"> </text:span><text:span text:style-name="T8">d</text:span><text:span text:style-name="T16">’</text:span><text:span text:style-name="T8">un</text:span><text:span text:style-name="T14"> </text:span><text:span text:style-name="T8">estat</text:span><text:span text:style-name="T14"> </text:span><text:span text:style-name="T8">i</text:span><text:span text:style-name="T16">n</text:span><text:span text:style-name="T8">i</text:span><text:span text:style-name="T16">c</text:span><text:span text:style-name="T8">ial.</text:span><text:span text:style-name="T14"> </text:span><text:span text:style-name="T8">De</text:span><text:span text:style-name="T14"> </text:span><text:span text:style-name="T8">tot</text:span><text:span text:style-name="T16">e</text:span><text:span text:style-name="T8">s </text:span><text:span text:style-name="T12">m</text:span><text:span text:style-name="T8">aneres,</text:span><text:span text:style-name="T14"> </text:span><text:span text:style-name="T8">amb</text:span><text:span text:style-name="T14"> </text:span><text:span text:style-name="T8">les</text:span><text:span text:style-name="T14"> </text:span><text:span text:style-name="T8">estr</text:span><text:span text:style-name="T16">u</text:span><text:span text:style-name="T8">ctures</text:span><text:span text:style-name="T14"> </text:span><text:span text:style-name="T16">f</text:span><text:span text:style-name="T8">ins</text:span><text:span text:style-name="T14"> </text:span><text:span text:style-name="T16">a</text:span><text:span text:style-name="T8">ra</text:span><text:span text:style-name="T14"> </text:span><text:span text:style-name="T8">estu</text:span><text:span text:style-name="T16">d</text:span><text:span text:style-name="T8">iad</text:span><text:span text:style-name="T16">e</text:span><text:span text:style-name="T8">s</text:span><text:span text:style-name="T14"> </text:span><text:span text:style-name="T8">no podem</text:span><text:span text:style-name="T12"> </text:span><text:span text:style-name="T8">descriure processos la durada dels</text:span><text:span text:style-name="T16"> </text:span><text:span text:style-name="T8">quals depengui de l’estat inicial.</text:span></text:p>
      <text:p text:style-name="P24"><text:span text:style-name="T8">De</text:span><text:span text:style-name="T18"> </text:span><text:span text:style-name="T12">m</text:span><text:span text:style-name="T8">anera</text:span><text:span text:style-name="T18"> </text:span><text:span text:style-name="T8">se</text:span><text:span text:style-name="T12">m</text:span><text:span text:style-name="T8">blant</text:span><text:span text:style-name="T18"> </text:span><text:span text:style-name="T8">a</text:span><text:span text:style-name="T18"> </text:span><text:span text:style-name="T8">les</text:span><text:span text:style-name="T18"> </text:span><text:span text:style-name="T8">e</text:span><text:span text:style-name="T16">s</text:span><text:span text:style-name="T8">tru</text:span><text:span text:style-name="T16">c</text:span><text:span text:style-name="T8">tu</text:span><text:span text:style-name="T16">r</text:span><text:span text:style-name="T8">es</text:span><text:span text:style-name="T18"> </text:span><text:span text:style-name="T8">altern</text:span><text:span text:style-name="T16">a</text:span><text:span text:style-name="T8">ti</text:span><text:span text:style-name="T16">v</text:span><text:span text:style-name="T8">es,</text:span><text:span text:style-name="T18"> </text:span><text:span text:style-name="T8">l</text:span><text:span text:style-name="T16">’</text:span><text:span text:style-name="T8">estructura</text:span><text:span text:style-name="T18"> </text:span><text:span text:style-name="T8">iter</text:span><text:span text:style-name="T16">a</text:span><text:span text:style-name="T8">ti</text:span><text:span text:style-name="T16">v</text:span><text:span text:style-name="T8">a</text:span><text:span text:style-name="T19"> </text:span><text:span text:style-name="T8">té,</text:span><text:span text:style-name="T18"> </text:span><text:span text:style-name="T8">en</text:span><text:span text:style-name="T18"> </text:span><text:span text:style-name="T16">a</text:span><text:span text:style-name="T8">lg</text:span><text:span text:style-name="T16">u</text:span><text:span text:style-name="T8">n punt, l’avaluació d’una deter</text:span><text:span text:style-name="T12">m</text:span><text:span text:style-name="T8">inada express</text:span><text:span text:style-name="T20">i</text:span><text:span text:style-name="T8">ó que per</text:span><text:span text:style-name="T12">m</text:span><text:span text:style-name="T8">et decidir la continuació del procés o el seu avorta</text:span><text:span text:style-name="T12">m</text:span><text:span text:style-name="T20">e</text:span><text:span text:style-name="T8">nt. És a dir,</text:span><text:span text:style-name="T16"> </text:span><text:span text:style-name="T8">existeix també una condició lògica.</text:span></text:p>
      <text:p text:style-name="P26"><text:span text:style-name="T8">Ano</text:span><text:span text:style-name="T12">m</text:span><text:span text:style-name="T8">enarem </text:span><text:span text:style-name="T7">bucle</text:span><text:span text:style-name="T23"> </text:span><text:span text:style-name="T8">el</text:span><text:span text:style-name="T11"> </text:span><text:span text:style-name="T8">conjunt</text:span><text:span text:style-name="T11"> </text:span><text:span text:style-name="T8">d’instruccions</text:span><text:span text:style-name="T14"> </text:span><text:span text:style-name="T8">que</text:span><text:span text:style-name="T11"> </text:span><text:span text:style-name="T8">s’ha</text:span><text:span text:style-name="T11"> </text:span><text:span text:style-name="T8">de</text:span><text:span text:style-name="T11"> </text:span><text:span text:style-name="T8">repetir</text:span><text:span text:style-name="T14"> </text:span><text:span text:style-name="T8">un</text:span><text:span text:style-name="T11"> </text:span><text:span text:style-name="T8">nombre</text:span><text:span text:style-name="T11"> </text:span><text:span text:style-name="T8">deter</text:span><text:span text:style-name="T12">m</text:span><text:span text:style-name="T8">in</text:span><text:span text:style-name="T20">a</text:span><text:span text:style-name="T8">t de vegades, i ano</text:span><text:span text:style-name="T12">m</text:span><text:span text:style-name="T8">en</text:span><text:span text:style-name="T14">e</text:span><text:span text:style-name="T8">m </text:span><text:span text:style-name="T7">iter</text:span><text:span text:style-name="T17">a</text:span><text:span text:style-name="T7">ció </text:span><text:span text:style-name="T8">ca</text:span><text:span text:style-name="T16">d</text:span><text:span text:style-name="T8">a execució </text:span><text:span text:style-name="T16">d</text:span><text:span text:style-name="T8">el bucle.</text:span></text:p>
      <text:p text:style-name="P27"><text:span text:style-name="T8">Per a resoldre aquest proble</text:span><text:span text:style-name="T12">m</text:span><text:span text:style-name="T8">a adoptarem</text:span><text:span text:style-name="T12"> </text:span><text:span text:style-name="T8">l’estructura</text:span></text:p>
      <text:p text:style-name="P28"/>
      <text:p text:style-name="P3"/>
      <text:p text:style-name="P3"/>
      <text:p text:style-name="P5"><text:tab/>while (condició) {</text:p>
      <text:p text:style-name="P5"/>
      <text:p text:style-name="P5"><text:tab/><text:tab/>Instrucions;</text:p>
      <text:p text:style-name="P5"><text:tab/>}</text:p>
      <text:p text:style-name="P5"/>
      <text:p text:style-name="P3"/>
      <text:p text:style-name="P29"/>
      <text:p text:style-name="P21"><text:span text:style-name="T8">Al</text:span><text:span text:style-name="T20"> </text:span><text:span text:style-name="T8">principi</text:span><text:span text:style-name="T20"> </text:span><text:span text:style-name="T8">de</text:span><text:span text:style-name="T20"> </text:span><text:span text:style-name="T8">l’e</text:span><text:span text:style-name="T16">x</text:span><text:span text:style-name="T8">ec</text:span><text:span text:style-name="T16">u</text:span><text:span text:style-name="T8">ció,</text:span><text:span text:style-name="T20"> </text:span><text:span text:style-name="T8">la</text:span><text:span text:style-name="T20"> </text:span><text:span text:style-name="T8">co</text:span><text:span text:style-name="T16">n</text:span><text:span text:style-name="T8">dició</text:span><text:span text:style-name="T20"> </text:span><text:span text:style-name="T8">B,</text:span><text:span text:style-name="T20"> </text:span><text:span text:style-name="T8">a</text:span><text:span text:style-name="T16">n</text:span><text:span text:style-name="T8">o</text:span><text:span text:style-name="T12">m</text:span><text:span text:style-name="T8">enada </text:span><text:span text:style-name="T7">condició</text:span><text:span text:style-name="T21"> </text:span><text:span text:style-name="T7">de</text:span><text:span text:style-name="T21"> </text:span><text:span text:style-name="T7">continuació </text:span><text:span text:style-name="T8">de l’e</text:span><text:span text:style-name="T16">s</text:span><text:span text:style-name="T8">tru</text:span><text:span text:style-name="T16">c</text:span><text:span text:style-name="T8">tura it</text:span><text:span text:style-name="T16">e</text:span><text:span text:style-name="T8">rativa,</text:span><text:span text:style-name="T20"> </text:span><text:span text:style-name="T8">és co</text:span><text:span text:style-name="T12">m</text:span><text:span text:style-name="T8">p</text:span><text:span text:style-name="T16">r</text:span><text:span text:style-name="T8">ovada</text:span><text:span text:style-name="T20"> </text:span><text:span text:style-name="T8">i</text:span><text:span text:style-name="T20"> </text:span><text:span text:style-name="T8">en</text:span><text:span text:style-name="T20"> </text:span><text:span text:style-name="T8">cas</text:span><text:span text:style-name="T20"> </text:span><text:span text:style-name="T8">de</text:span><text:span text:style-name="T20"> </text:span><text:span text:style-name="T8">ser</text:span><text:span text:style-name="T20"> </text:span><text:span text:style-name="T8">certa,</text:span><text:span text:style-name="T20"> </text:span><text:span text:style-name="T8">es proce</text:span><text:span text:style-name="T16">s</text:span><text:span text:style-name="T8">sa</text:span><text:span text:style-name="T20"> </text:span><text:span text:style-name="T8">la</text:span><text:span text:style-name="T20"> </text:span><text:span text:style-name="T8">instrucció</text:span><text:span text:style-name="T20"> </text:span><text:span text:style-name="T8">S, usual</text:span><text:span text:style-name="T12">m</text:span><text:span text:style-name="T8">ent</text:span><text:span text:style-name="T14"> </text:span><text:span text:style-name="T8">coneguda</text:span><text:span text:style-name="T14"> </text:span><text:span text:style-name="T8">com a </text:span><text:span text:style-name="T7">cos</text:span><text:span text:style-name="T21"> </text:span><text:span text:style-name="T8">del</text:span><text:span text:style-name="T20"> </text:span><text:span text:style-name="T8">bucle;</text:span><text:span text:style-name="T20"> </text:span><text:span text:style-name="T8">això</text:span><text:span text:style-name="T20"> </text:span><text:span text:style-name="T8">es</text:span><text:span text:style-name="T20"> </text:span><text:span text:style-name="T8">repeteix</text:span><text:span text:style-name="T20"> </text:span><text:span text:style-name="T8">f</text:span><text:span text:style-name="T20">i</text:span><text:span text:style-name="T8">ns</text:span><text:span text:style-name="T20"> </text:span><text:span text:style-name="T8">que</text:span><text:span text:style-name="T20"> </text:span><text:span text:style-name="T8">la</text:span><text:span text:style-name="T20"> </text:span><text:span text:style-name="T8">condició</text:span><text:span text:style-name="T20"> </text:span><text:span text:style-name="T8">B</text:span><text:span text:style-name="T20"> </text:span><text:span text:style-name="T8">no</text:span><text:span text:style-name="T20"> </text:span><text:span text:style-name="T8">es co</text:span><text:span text:style-name="T12">m</text:span><text:span text:style-name="T8">pleixi.</text:span></text:p>
      <text:p text:style-name="P31"><text:span text:style-name="T8">A <text:s text:c="2"/></text:span><text:span text:style-name="T24"><text:s/></text:span><text:span text:style-name="T8">les </text:span><text:span text:style-name="T11"><text:s/></text:span><text:span text:style-name="T8">e</text:span><text:span text:style-name="T16">s</text:span><text:span text:style-name="T8">t</text:span><text:span text:style-name="T16">r</text:span><text:span text:style-name="T8">uctures </text:span><text:span text:style-name="T14"><text:s/></text:span><text:span text:style-name="T8">ite</text:span><text:span text:style-name="T16">r</text:span><text:span text:style-name="T8">ativ</text:span><text:span text:style-name="T16">e</text:span><text:span text:style-name="T8">s </text:span><text:span text:style-name="T11"><text:s/></text:span><text:span text:style-name="T8">la </text:span><text:span text:style-name="T14"><text:s/></text:span><text:span text:style-name="T8">c</text:span><text:span text:style-name="T16">o</text:span><text:span text:style-name="T8">ndició <text:s/>lògica </text:span><text:span text:style-name="T11"><text:s/></text:span><text:span text:style-name="T12">m</text:span><text:span text:style-name="T8">antindrà </text:span><text:span text:style-name="T11"><text:s/></text:span><text:span text:style-name="T8">un </text:span><text:span text:style-name="T11"><text:s/></text:span><text:span text:style-name="T8">deter</text:span><text:span text:style-name="T12">m</text:span><text:span text:style-name="T8">inat </text:span><text:span text:style-name="T11"><text:s/></text:span><text:span text:style-name="T8">valor </text:span><text:span text:style-name="T11"><text:s/></text:span><text:span text:style-name="T8">que per</text:span><text:span text:style-name="T12">m</text:span><text:span text:style-name="T8">eti</text:span><text:span text:style-name="T20"> </text:span><text:span text:style-name="T8">anar rep</text:span><text:span text:style-name="T16">e</text:span><text:span text:style-name="T8">ti</text:span><text:span text:style-name="T16">n</text:span><text:span text:style-name="T8">t</text:span><text:span text:style-name="T20"> </text:span><text:span text:style-name="T16">e</text:span><text:span text:style-name="T8">l</text:span><text:span text:style-name="T14"> </text:span><text:span text:style-name="T8">bucle, però</text:span><text:span text:style-name="T20"> </text:span><text:span text:style-name="T8">caldrà</text:span><text:span text:style-name="T20"> </text:span><text:span text:style-name="T8">tenir</text:span><text:span text:style-name="T20"> </text:span><text:span text:style-name="T8">la</text:span><text:span text:style-name="T20"> </text:span><text:span text:style-name="T8">seguretat que</text:span><text:span text:style-name="T20"> </text:span><text:span text:style-name="T8">arribarà</text:span><text:span text:style-name="T20"> </text:span><text:span text:style-name="T8">un</text:span><text:span text:style-name="T20"> </text:span><text:span text:style-name="T12">m</text:span><text:span text:style-name="T20">o</text:span><text:span text:style-name="T12">m</text:span><text:span text:style-name="T8">ent</text:span><text:span text:style-name="T11"> </text:span><text:span text:style-name="T8">en què la condició lògica canviï de valor per t</text:span><text:span text:style-name="T25">a</text:span><text:span text:style-name="T8">l d’assegurar la sortida del bucle. En cas contrari,</text:span><text:span text:style-name="T14"> </text:span><text:span text:style-name="T8">e</text:span><text:span text:style-name="T16">n</text:span><text:span text:style-name="T8">traríem en</text:span><text:span text:style-name="T14"> </text:span><text:span text:style-name="T8">el</text:span><text:span text:style-name="T14"> </text:span><text:span text:style-name="T8">que</text:span><text:span text:style-name="T14"> </text:span><text:span text:style-name="T8">s’an</text:span><text:span text:style-name="T16">o</text:span><text:span text:style-name="T12">m</text:span><text:span text:style-name="T8">ena</text:span><text:span text:style-name="T14"> </text:span><text:span text:style-name="T8">un</text:span><text:span text:style-name="T11"> </text:span><text:span text:style-name="T8">bucle</text:span><text:span text:style-name="T14"> </text:span><text:span text:style-name="T8">in</text:span><text:span text:style-name="T16">f</text:span><text:span text:style-name="T20">i</text:span><text:span text:style-name="T8">nit,</text:span><text:span text:style-name="T20"> </text:span><text:span text:style-name="T8">la</text:span><text:span text:style-name="T20"> </text:span><text:span text:style-name="T8">qual</text:span><text:span text:style-name="T14"> </text:span><text:span text:style-name="T8">cosa</text:span><text:span text:style-name="T14"> </text:span><text:span text:style-name="T8">provoca</text:span><text:span text:style-name="T14"> </text:span><text:span text:style-name="T8">la “penjada” </text:span><text:span text:style-name="T16">d</text:span><text:span text:style-name="T8">el progra</text:span><text:span text:style-name="T12">m</text:span><text:span text:style-name="T8">a, ja que no e</text:span><text:span text:style-name="T16">v</text:span><text:span text:style-name="T8">oluciona i, evident</text:span><text:span text:style-name="T12">m</text:span><text:span text:style-name="T8">ent, no acaba.</text:span></text:p>
      <text:p text:style-name="P33"><text:span text:style-name="T8">I com pot canviar el valor de la condició lòg</text:span><text:span text:style-name="T16">i</text:span><text:span text:style-name="T8">ca?</text:span><text:span text:style-name="T20"> </text:span><text:span text:style-name="T8">Doncs sobre la base dels valors de les variables que es van </text:span><text:span text:style-name="T12">m</text:span><text:span text:style-name="T20">o</text:span><text:span text:style-name="T8">dificant dins el </text:span><text:span text:style-name="T12">m</text:span><text:span text:style-name="T8">ateix bucle.</text:span></text:p>
      <text:p text:style-name="P33"><text:span text:style-name="T8">Les estr</text:span><text:span text:style-name="T16">u</text:span><text:span text:style-name="T8">ct</text:span><text:span text:style-name="T16">u</text:span><text:span text:style-name="T8">res iterati</text:span><text:span text:style-name="T16">v</text:span><text:span text:style-name="T8">es</text:span><text:span text:style-name="T16"> </text:span><text:span text:style-name="T8">per</text:span><text:span text:style-name="T12">m</text:span><text:span text:style-name="T8">eten r</text:span><text:span text:style-name="T16">e</text:span><text:span text:style-name="T8">petir una</text:span><text:span text:style-name="T16"> </text:span><text:span text:style-name="T12">m</text:span><text:span text:style-name="T20">a</text:span><text:span text:style-name="T8">teixa seqüència d’instruccions fins que es co</text:span><text:span text:style-name="T12">m</text:span><text:span text:style-name="T8">pleixi o es deixi de co</text:span><text:span text:style-name="T12">m</text:span><text:span text:style-name="T8">plir una sèrie de condicions.</text:span></text:p>
      <text:p text:style-name="P20"><text:span text:style-name="T8">Ha</text:span><text:span text:style-name="T14"> </text:span><text:span text:style-name="T8">d’haver-hi</text:span><text:span text:style-name="T14"> </text:span><text:span text:style-name="T8">per</text:span><text:span text:style-name="T14"> </text:span><text:span text:style-name="T8">tant</text:span><text:span text:style-name="T14"> </text:span><text:span text:style-name="T8">variables</text:span><text:span text:style-name="T14"> </text:span><text:span text:style-name="T8">que</text:span><text:span text:style-name="T14"> </text:span><text:span text:style-name="T8">n’han d’anar</text:span><text:span text:style-name="T14"> </text:span><text:span text:style-name="T12">m</text:span><text:span text:style-name="T8">odificant</text:span><text:span text:style-name="T14"> </text:span><text:span text:style-name="T8">el</text:span><text:span text:style-name="T14"> </text:span><text:span text:style-name="T8">seu</text:span><text:span text:style-name="T14"> </text:span><text:span text:style-name="T8">valor</text:span><text:span text:style-name="T14"> </text:span><text:span text:style-name="T8">i</text:span><text:span text:style-name="T14"> </text:span><text:span text:style-name="T8">que</text:span><text:span text:style-name="T14"> </text:span><text:span text:style-name="T8">ens per</text:span><text:span text:style-name="T12">m</text:span><text:span text:style-name="T8">etin controlar la finalització del bucle.</text:span></text:p>
      <text:p text:style-name="P73">1.1 Iteració controlada per un comptador</text:p>
      <text:p text:style-name="P35"/>
      <text:p text:style-name="P22"><text:span text:style-name="T8">Un</text:span><text:span text:style-name="T11"> </text:span><text:span text:style-name="T8">co</text:span><text:span text:style-name="T12">m</text:span><text:span text:style-name="T8">ptador</text:span><text:span text:style-name="T11"> </text:span><text:span text:style-name="T8">és</text:span><text:span text:style-name="T11"> </text:span><text:span text:style-name="T8">una</text:span><text:span text:style-name="T11"> </text:span><text:span text:style-name="T8">variable</text:span><text:span text:style-name="T11"> </text:span><text:span text:style-name="T8">de</text:span><text:span text:style-name="T11"> </text:span><text:span text:style-name="T8">tipus</text:span><text:span text:style-name="T11"> </text:span><text:span text:style-name="T8">enter,</text:span><text:span text:style-name="T14"> </text:span><text:span text:style-name="T8">el</text:span><text:span text:style-name="T14"> </text:span><text:span text:style-name="T8">valor</text:span><text:span text:style-name="T14"> </text:span><text:span text:style-name="T8">de</text:span><text:span text:style-name="T14"> </text:span><text:span text:style-name="T8">la</text:span><text:span text:style-name="T14"> </text:span><text:span text:style-name="T8">quals</text:span><text:span text:style-name="T14"> </text:span><text:span text:style-name="T8">aug</text:span><text:span text:style-name="T12">m</text:span><text:span text:style-name="T8">enta</text:span><text:span text:style-name="T14"> </text:span><text:span text:style-name="T8">o</text:span><text:span text:style-name="T14"> </text:span><text:span text:style-name="T8">dis</text:span><text:span text:style-name="T12">m</text:span><text:span text:style-name="T8">inueix d’una </text:span><text:span text:style-name="T12">m</text:span><text:span text:style-name="T8">anera constant a cada execució del bucle.</text:span></text:p>
      <text:p text:style-name="P36"><text:span text:style-name="T8">S’acostu</text:span><text:span text:style-name="T12">m</text:span><text:span text:style-name="T8">en </text:span><text:span text:style-name="T26"><text:s/></text:span><text:span text:style-name="T8">a </text:span><text:span text:style-name="T26"><text:s/></text:span><text:span text:style-name="T8">utilitzar </text:span><text:span text:style-name="T26"><text:s/></text:span><text:span text:style-name="T8">per </text:span><text:span text:style-name="T26"><text:s/></text:span><text:span text:style-name="T8">co</text:span><text:span text:style-name="T12">m</text:span><text:span text:style-name="T8">ptar </text:span><text:span text:style-name="T26"><text:s/></text:span><text:span text:style-name="T8">qua</text:span><text:span text:style-name="T16">n</text:span><text:span text:style-name="T8">tes </text:span><text:span text:style-name="T26"><text:s/></text:span><text:span text:style-name="T8">vegades </text:span><text:span text:style-name="T26"><text:s/></text:span><text:span text:style-name="T8">s’efectua </text:span><text:span text:style-name="T26"><text:s/></text:span><text:span text:style-name="T16">u</text:span><text:span text:style-name="T8">na </text:span><text:span text:style-name="T26"><text:s/></text:span><text:span text:style-name="T8">det</text:span><text:span text:style-name="T16">e</text:span><text:span text:style-name="T8">r</text:span><text:span text:style-name="T12">m</text:span><text:span text:style-name="T8">inada operació (o conjunt d’operacions).</text:span></text:p>
      <text:p text:style-name="P3"/>
      <text:p text:style-name="P3"><text:span text:style-name="T55">Exemple 1: Executar una tasca 10 vegades</text:span> </text:p>
      <text:p text:style-name="P3"/>
      <text:p text:style-name="P54">int comptador = 0;</text:p>
      <text:p text:style-name="P50"/>
      <text:p text:style-name="P56">while (comptador &lt; 10) {</text:p>
      <text:p text:style-name="P50"/>
      <text:p text:style-name="P59">&lt; Executar tasca &gt;;</text:p>
      <text:p text:style-name="P52"/>
      <text:p text:style-name="P57"><text:span text:style-name="T53">comptador = comptad</text:span><text:span text:style-name="T54">o</text:span><text:span text:style-name="T53">r +1;</text:span></text:p>
      <text:p text:style-name="P56">}</text:p>
      <text:p text:style-name="P38"/>
      <text:p text:style-name="P3"/>
      <text:p text:style-name="P3"/>
      <text:p text:style-name="P9"><text:span text:style-name="T8">En</text:span><text:span text:style-name="T27"> </text:span><text:span text:style-name="T8">aquest</text:span><text:span text:style-name="T27"> </text:span><text:span text:style-name="T8">exe</text:span><text:span text:style-name="T12">m</text:span><text:span text:style-name="T8">ple,</text:span><text:span text:style-name="T27"> </text:span><text:span text:style-name="T8">la</text:span><text:span text:style-name="T27"> </text:span><text:span text:style-name="T8">varia</text:span><text:span text:style-name="T16">b</text:span><text:span text:style-name="T8">le</text:span><text:span text:style-name="T27"> </text:span><text:span text:style-name="T8">co</text:span><text:span text:style-name="T12">m</text:span><text:span text:style-name="T8">ptador</text:span><text:span text:style-name="T27"> </text:span><text:span text:style-name="T8">e</text:span><text:span text:style-name="T16">n</text:span><text:span text:style-name="T8">s</text:span><text:span text:style-name="T27"> </text:span><text:span text:style-name="T8">assegura</text:span><text:span text:style-name="T27"> </text:span><text:span text:style-name="T8">q</text:span><text:span text:style-name="T16">u</text:span><text:span text:style-name="T8">e</text:span><text:span text:style-name="T27"> </text:span><text:span text:style-name="T8">el</text:span><text:span text:style-name="T27"> </text:span><text:span text:style-name="T8">cos</text:span><text:span text:style-name="T27"> </text:span><text:span text:style-name="T16">d</text:span><text:span text:style-name="T8">el</text:span><text:span text:style-name="T27"> </text:span><text:span text:style-name="T16">b</text:span><text:span text:style-name="T8">ucle</text:span><text:span text:style-name="T27"> </text:span><text:span text:style-name="T16">s</text:span><text:span text:style-name="T8">’exec</text:span><text:span text:style-name="T16">u</text:span><text:span text:style-name="T8">tarà</text:span></text:p>
      <text:p text:style-name="P15"/>
      <text:p text:style-name="P11">10 vegades.</text:p>
      <text:p text:style-name="P74">1.2 Iteració controlada per un sentinella</text:p>
      <text:p text:style-name="P35"/>
      <text:p text:style-name="P9"><text:span text:style-name="T8">És</text:span><text:span text:style-name="T28"> </text:span><text:span text:style-name="T8">una</text:span><text:span text:style-name="T28"> </text:span><text:span text:style-name="T8">variable</text:span><text:span text:style-name="T28"> </text:span><text:span text:style-name="T8">la</text:span><text:span text:style-name="T28"> </text:span><text:span text:style-name="T8">qual</text:span><text:span text:style-name="T28"> </text:span><text:span text:style-name="T8">podrà</text:span><text:span text:style-name="T28"> </text:span><text:span text:style-name="T8">tenir</text:span><text:span text:style-name="T28"> </text:span><text:span text:style-name="T8">un</text:span><text:span text:style-name="T28"> </text:span><text:span text:style-name="T8">valor</text:span><text:span text:style-name="T11"> </text:span><text:span text:style-name="T8">(</text:span><text:span text:style-name="T28"> </text:span><text:span text:style-name="T8">que</text:span><text:span text:style-name="T28"> </text:span><text:span text:style-name="T8">pot</text:span><text:span text:style-name="T28"> </text:span><text:span text:style-name="T8">ser</text:span><text:span text:style-name="T28"> </text:span><text:span text:style-name="T8">nu</text:span><text:span text:style-name="T12">m</text:span><text:span text:style-name="T8">èric,</text:span><text:span text:style-name="T28"> </text:span><text:span text:style-name="T8">booleà,</text:span><text:span text:style-name="T28"> </text:span><text:span text:style-name="T8">caràcter,</text:span><text:span text:style-name="T28"> </text:span><text:span text:style-name="T8">etc.)</text:span></text:p>
      <text:p text:style-name="P15"/>
      <text:p text:style-name="P11">que ens indiqui quan ha de finalitzar un bucle.</text:p>
      <text:p text:style-name="P39"/>
      <text:p text:style-name="P3"/>
      <text:p text:style-name="P3"/>
      <text:p text:style-name="P10">Exemple 2: Llegir notes des de teclat. Per finalitzar ens introduiran el valor -1; </text:p>
      <text:p text:style-name="P3"/>
      <text:p text:style-name="P3"><text:tab/><text:span text:style-name="T60">int nota;</text:span></text:p>
      <text:p text:style-name="P60"><text:span text:style-name="T49"><text:tab/>printf(“Escriu el valor</text:span><text:span text:style-name="T45">:</text:span><text:span text:style-name="T49">”);</text:span></text:p>
      <text:p text:style-name="P54">scanf(“%d”, &amp;nota);</text:p>
      <text:p text:style-name="P51"/>
      <text:p text:style-name="P56">while (nota != -1){</text:p>
      <text:p text:style-name="P51"/>
      <text:p text:style-name="P58"><text:span text:style-name="T50">&lt;Executar el que calg</text:span><text:span text:style-name="T52">u</text:span><text:span text:style-name="T50">i &gt;</text:span><text:span text:style-name="T44">;</text:span></text:p>
      <text:p text:style-name="P62"><text:tab/><text:tab/>printf(“Escriu el valor:”);</text:p>
      <text:p text:style-name="P51"/>
      <text:p text:style-name="P55"><text:tab/>scanf(“%d”, &amp;nota);</text:p>
      <text:p text:style-name="P53">}</text:p>
      <text:p text:style-name="P6"/>
      <text:p text:style-name="P6"/>
      <text:p text:style-name="P6"/>
      <text:p text:style-name="P3"/>
      <text:p text:style-name="P32"><text:span text:style-name="T8">En </text:span><text:span text:style-name="T29"><text:s/></text:span><text:span text:style-name="T8">aquest </text:span><text:span text:style-name="T29"><text:s/></text:span><text:span text:style-name="T8">cas </text:span><text:span text:style-name="T29"><text:s/></text:span><text:span text:style-name="T8">ens </text:span><text:span text:style-name="T28"><text:s/></text:span><text:span text:style-name="T8">e</text:span><text:span text:style-name="T16">s</text:span><text:span text:style-name="T8">tem </text:span><text:span text:style-name="T22"><text:s/></text:span><text:span text:style-name="T8">assegurant </text:span><text:span text:style-name="T29"><text:s/></text:span><text:span text:style-name="T8">que </text:span><text:span text:style-name="T29"><text:s/></text:span><text:span text:style-name="T8">q</text:span><text:span text:style-name="T12">u</text:span><text:span text:style-name="T8">an </text:span><text:span text:style-name="T29"><text:s/></text:span><text:span text:style-name="T8">l’</text:span><text:span text:style-name="T16">u</text:span><text:span text:style-name="T8">sua</text:span><text:span text:style-name="T16">r</text:span><text:span text:style-name="T8">i </text:span><text:span text:style-name="T29"><text:s/></text:span><text:span text:style-name="T8">introd</text:span><text:span text:style-name="T16">u</text:span><text:span text:style-name="T8">eixi </text:span><text:span text:style-name="T29"><text:s/></text:span><text:span text:style-name="T8">un </text:span><text:span text:style-name="T29"><text:s/></text:span><text:span text:style-name="T8">-1, </text:span><text:span text:style-name="T29"><text:s/></text:span><text:span text:style-name="T8">el </text:span><text:span text:style-name="T29"><text:s/></text:span><text:span text:style-name="T8">bucle </text:span><text:span text:style-name="T16">f</text:span><text:span text:style-name="T20">i</text:span><text:span text:style-name="T8">nalitzi;</text:span></text:p>
      <text:p text:style-name="P34"><text:span text:style-name="T8">Cal</text:span><text:span text:style-name="T30"> </text:span><text:span text:style-name="T8">veure</text:span><text:span text:style-name="T30"> </text:span><text:span text:style-name="T8">que</text:span><text:span text:style-name="T30"> </text:span><text:span text:style-name="T8">a</text:span><text:span text:style-name="T30"> </text:span><text:span text:style-name="T8">diferència</text:span><text:span text:style-name="T30"> </text:span><text:span text:style-name="T8">del</text:span><text:span text:style-name="T30"> </text:span><text:span text:style-name="T8">punt</text:span><text:span text:style-name="T30"> </text:span><text:span text:style-name="T8">anterio</text:span><text:span text:style-name="T16">r</text:span><text:span text:style-name="T8">,</text:span><text:span text:style-name="T31"> </text:span><text:span text:style-name="T8">en</text:span><text:span text:style-name="T31"> </text:span><text:span text:style-name="T8">aquest</text:span><text:span text:style-name="T31"> </text:span><text:span text:style-name="T8">cas</text:span><text:span text:style-name="T31"> </text:span><text:span text:style-name="T8">no</text:span><text:span text:style-name="T31"> </text:span><text:span text:style-name="T8">s</text:span><text:span text:style-name="T20">a</text:span><text:span text:style-name="T8">bem</text:span><text:span text:style-name="T32"> </text:span><text:span text:style-name="T8">a</text:span><text:span text:style-name="T30"> </text:span><text:span text:style-name="T8">priori</text:span><text:span text:style-name="T30"> </text:span><text:span text:style-name="T8">quant</text:span><text:span text:style-name="T20">e</text:span><text:span text:style-name="T8">s voltes donarà el bucle.</text:span></text:p>
      <text:p text:style-name="P76">1.3 Acumuladors</text:p>
      <text:p text:style-name="P35"/>
      <text:p text:style-name="P21"><text:span text:style-name="T8">Un</text:span><text:span text:style-name="T20"> </text:span><text:span text:style-name="T8">acu</text:span><text:span text:style-name="T12">m</text:span><text:span text:style-name="T8">ulador</text:span><text:span text:style-name="T20"> </text:span><text:span text:style-name="T8">és</text:span><text:span text:style-name="T20"> </text:span><text:span text:style-name="T8">u</text:span><text:span text:style-name="T16">n</text:span><text:span text:style-name="T8">a</text:span><text:span text:style-name="T20"> </text:span><text:span text:style-name="T8">varia</text:span><text:span text:style-name="T16">b</text:span><text:span text:style-name="T8">le</text:span><text:span text:style-name="T20"> </text:span><text:span text:style-name="T8">desti</text:span><text:span text:style-name="T16">n</text:span><text:span text:style-name="T8">ada</text:span><text:span text:style-name="T20"> </text:span><text:span text:style-name="T8">a emmagatze</text:span><text:span text:style-name="T12">m</text:span><text:span text:style-name="T8">ar</text:span><text:span text:style-name="T20"> </text:span><text:span text:style-name="T8">quantit</text:span><text:span text:style-name="T16">a</text:span><text:span text:style-name="T8">ts</text:span><text:span text:style-name="T20"> </text:span><text:span text:style-name="T8">va</text:span><text:span text:style-name="T16">r</text:span><text:span text:style-name="T8">ia</text:span><text:span text:style-name="T16">b</text:span><text:span text:style-name="T8">les provinents dels resultats ob</text:span><text:span text:style-name="T16">t</text:span><text:span text:style-name="T8">inguts en operacions prèvia</text:span><text:span text:style-name="T12">m</text:span><text:span text:style-name="T20">e</text:span><text:span text:style-name="T8">nt realitzades de forma succes</text:span><text:span text:style-name="T16">s</text:span><text:span text:style-name="T20">i</text:span><text:span text:style-name="T8">va, la qual cosa ens per</text:span><text:span text:style-name="T12">m</text:span><text:span text:style-name="T8">etrà obte</text:span><text:span text:style-name="T16">n</text:span><text:span text:style-name="T8">ir el total acu</text:span><text:span text:style-name="T12">m</text:span><text:span text:style-name="T8">ular d’aque</text:span><text:span text:style-name="T16">s</text:span><text:span text:style-name="T20">t</text:span><text:span text:style-name="T8">es quantitats. En principi</text:span><text:span text:style-name="T14"> </text:span><text:span text:style-name="T8">no</text:span><text:span text:style-name="T14"> </text:span><text:span text:style-name="T8">tenen</text:span><text:span text:style-name="T14"> </text:span><text:span text:style-name="T8">com a</text:span><text:span text:style-name="T14"> </text:span><text:span text:style-name="T8">objectiu</text:span><text:span text:style-name="T14"> </text:span><text:span text:style-name="T8">controlar</text:span><text:span text:style-name="T20"> </text:span><text:span text:style-name="T8">el</text:span><text:span text:style-name="T20"> </text:span><text:span text:style-name="T8">no</text:span><text:span text:style-name="T12">m</text:span><text:span text:style-name="T8">bre</text:span><text:span text:style-name="T20"> </text:span><text:span text:style-name="T8">de</text:span><text:span text:style-name="T20"> </text:span><text:span text:style-name="T8">voltes. A</text:span><text:span text:style-name="T14"> </text:span><text:span text:style-name="T8">l</text:span><text:span text:style-name="T16">’</text:span><text:span text:style-name="T8">igual</text:span><text:span text:style-name="T14"> </text:span><text:span text:style-name="T8">q</text:span><text:span text:style-name="T16">u</text:span><text:span text:style-name="T8">e</text:span><text:span text:style-name="T14"> </text:span><text:span text:style-name="T16">e</text:span><text:span text:style-name="T8">ls co</text:span><text:span text:style-name="T12">m</text:span><text:span text:style-name="T8">ptadors</text:span><text:span text:style-name="T33"> </text:span><text:span text:style-name="T8">han</text:span><text:span text:style-name="T33"> </text:span><text:span text:style-name="T8">de</text:span><text:span text:style-name="T33"> </text:span><text:span text:style-name="T8">ser</text:span><text:span text:style-name="T34"> </text:span><text:span text:style-name="T8">inici</text:span><text:span text:style-name="T16">a</text:span><text:span text:style-name="T8">litz</text:span><text:span text:style-name="T16">a</text:span><text:span text:style-name="T20">t</text:span><text:span text:style-name="T8">s</text:span><text:span text:style-name="T33"> </text:span><text:span text:style-name="T8">però</text:span><text:span text:style-name="T33"> </text:span><text:span text:style-name="T8">c</text:span><text:span text:style-name="T16">a</text:span><text:span text:style-name="T8">l</text:span><text:span text:style-name="T33"> </text:span><text:span text:style-name="T8">te</text:span><text:span text:style-name="T16">ni</text:span><text:span text:style-name="T8">r</text:span><text:span text:style-name="T33"> </text:span><text:span text:style-name="T8">en</text:span><text:span text:style-name="T33"> </text:span><text:span text:style-name="T8">co</text:span><text:span text:style-name="T12">m</text:span><text:span text:style-name="T8">pte</text:span><text:span text:style-name="T33"> </text:span><text:span text:style-name="T8">la</text:span><text:span text:style-name="T33"> </text:span><text:span text:style-name="T8">op</text:span><text:span text:style-name="T16">e</text:span><text:span text:style-name="T8">ració</text:span><text:span text:style-name="T34"> </text:span><text:span text:style-name="T12">m</text:span><text:span text:style-name="T8">ate</text:span><text:span text:style-name="T12">m</text:span><text:span text:style-name="T8">àtica</text:span><text:span text:style-name="T33"> </text:span><text:span text:style-name="T8">per a la qu</text:span><text:span text:style-name="T16">a</text:span><text:span text:style-name="T8">l s’</text:span><text:span text:style-name="T16">u</text:span><text:span text:style-name="T8">tilit</text:span><text:span text:style-name="T16">z</text:span><text:span text:style-name="T8">aran.</text:span></text:p>
      <text:p text:style-name="P16"/>
      <text:p text:style-name="P30"><text:span text:style-name="T7">Exemple</text:span><text:span text:style-name="T21"> </text:span><text:span text:style-name="T7">3</text:span><text:span text:style-name="T21"> </text:span><text:span text:style-name="T7">:</text:span><text:span text:style-name="T21"> </text:span><text:span text:style-name="T7">Calcular</text:span><text:span text:style-name="T21"> </text:span><text:span text:style-name="T7">la</text:span><text:span text:style-name="T21"> </text:span><text:span text:style-name="T7">suma</text:span><text:span text:style-name="T21"> </text:span><text:span text:style-name="T7">dels</text:span><text:span text:style-name="T21"> </text:span><text:span text:style-name="T7">valors introduïts</text:span><text:span text:style-name="T15"> </text:span><text:span text:style-name="T7">per</text:span><text:span text:style-name="T21"> </text:span><text:span text:style-name="T7">tecl</text:span><text:span text:style-name="T17">a</text:span><text:span text:style-name="T7">t.</text:span><text:span text:style-name="T15"> </text:span><text:span text:style-name="T7">Per</text:span><text:span text:style-name="T21"> </text:span><text:span text:style-name="T7">finalit</text:span><text:span text:style-name="T13">z</text:span><text:span text:style-name="T7">ar</text:span><text:span text:style-name="T15"> </text:span><text:span text:style-name="T7">ens introduiran</text:span><text:span text:style-name="T13"> </text:span><text:span text:style-name="T7">el valor -1.</text:span></text:p>
      <text:p text:style-name="P35"/>
      <text:p text:style-name="P3"/>
      <text:p text:style-name="P3"/>
      <text:p text:style-name="P63">int acumulador =0;</text:p>
      <text:p text:style-name="P64">int sentinella;</text:p>
      <text:p text:style-name="P65">printf(“Escriu el valor”);</text:p>
      <text:p text:style-name="P17"/>
      <text:p text:style-name="P66">scanf(“%d”, &amp;sentinella);</text:p>
      <text:p text:style-name="P17"/>
      <text:p text:style-name="P67">while (sentinella != -1) {</text:p>
      <text:p text:style-name="P17"/>
      <text:p text:style-name="P68">acumulador = acumulador + sentinella;</text:p>
      <text:p text:style-name="P61"><text:tab/>printf(“Escriu el valor”);</text:p>
      <text:p text:style-name="P17"/>
      <text:p text:style-name="P66"><text:tab/>scanf(“%d”, &amp;sentinella);</text:p>
      <text:p text:style-name="P66">}</text:p>
      <text:p text:style-name="P38"/>
      <text:p text:style-name="P3"/>
      <text:p text:style-name="P3"/>
      <text:p text:style-name="P40"><text:span text:style-name="T8">En </text:span><text:span text:style-name="T14"><text:s/></text:span><text:span text:style-name="T8">aquest </text:span><text:span text:style-name="T14"><text:s/></text:span><text:span text:style-name="T8">cas </text:span><text:span text:style-name="T14"><text:s/></text:span><text:span text:style-name="T8">la </text:span><text:span text:style-name="T14"><text:s/></text:span><text:span text:style-name="T8">va</text:span><text:span text:style-name="T16">ri</text:span><text:span text:style-name="T8">able </text:span><text:span text:style-name="T14"><text:s/></text:span><text:span text:style-name="T8">acu</text:span><text:span text:style-name="T12">m</text:span><text:span text:style-name="T8">ulador </text:span><text:span text:style-name="T14"><text:s/></text:span><text:span text:style-name="T8">anirà <text:s/>em</text:span><text:span text:style-name="T12">m</text:span><text:span text:style-name="T8">agatze</text:span><text:span text:style-name="T12">m</text:span><text:span text:style-name="T8">ant </text:span><text:span text:style-name="T14"><text:s/></text:span><text:span text:style-name="T8">el </text:span><text:span text:style-name="T14"><text:s/></text:span><text:span text:style-name="T8">total </text:span><text:span text:style-name="T14"><text:s/></text:span><text:span text:style-name="T8">d</text:span><text:span text:style-name="T16">e</text:span><text:span text:style-name="T8">ls </text:span><text:span text:style-name="T14"><text:s/></text:span><text:span text:style-name="T8">valors introd</text:span><text:span text:style-name="T16">u</text:span><text:span text:style-name="T8">ïts </text:span><text:span text:style-name="T16">fi</text:span><text:span text:style-name="T8">ns</text:span><text:span text:style-name="T20"> </text:span><text:span text:style-name="T8">el</text:span><text:span text:style-name="T20"> </text:span><text:span text:style-name="T12">m</text:span><text:span text:style-name="T20">o</text:span><text:span text:style-name="T12">m</text:span><text:span text:style-name="T20">e</text:span><text:span text:style-name="T8">nt.</text:span><text:span text:style-name="T20"> </text:span><text:span text:style-name="T8">Cal</text:span><text:span text:style-name="T20"> </text:span><text:span text:style-name="T8">veu</text:span><text:span text:style-name="T16">r</text:span><text:span text:style-name="T8">e</text:span><text:span text:style-name="T20"> </text:span><text:span text:style-name="T8">la i</text:span><text:span text:style-name="T12">m</text:span><text:span text:style-name="T8">port</text:span><text:span text:style-name="T16">à</text:span><text:span text:style-name="T8">ncia</text:span><text:span text:style-name="T20"> </text:span><text:span text:style-name="T16">d</text:span><text:span text:style-name="T8">e</text:span><text:span text:style-name="T20"> </text:span><text:span text:style-name="T8">la</text:span><text:span text:style-name="T20"> </text:span><text:span text:style-name="T8">i</text:span><text:span text:style-name="T16">n</text:span><text:span text:style-name="T8">ici</text:span><text:span text:style-name="T16">a</text:span><text:span text:style-name="T8">litza</text:span><text:span text:style-name="T16">c</text:span><text:span text:style-name="T8">ió</text:span><text:span text:style-name="T20"> </text:span><text:span text:style-name="T8">a</text:span><text:span text:style-name="T20"> </text:span><text:span text:style-name="T8">0</text:span><text:span text:style-name="T20"> </text:span><text:span text:style-name="T8">p</text:span><text:span text:style-name="T16">e</text:span><text:span text:style-name="T8">r</text:span><text:span text:style-name="T20"> </text:span><text:span text:style-name="T8">a q</text:span><text:span text:style-name="T16">u</text:span><text:span text:style-name="T8">e</text:span><text:span text:style-name="T20"> </text:span><text:span text:style-name="T8">la pri</text:span><text:span text:style-name="T12">m</text:span><text:span text:style-name="T8">era suma funcioni.</text:span></text:p>
      <text:p text:style-name="P41"><text:span text:style-name="T56"><text:s text:c="3"/></text:span><text:span text:style-name="T57">Si estiguéssim acu</text:span><text:span text:style-name="T58">m</text:span><text:span text:style-name="T57">ulant productes c</text:span><text:span text:style-name="T59">a</text:span><text:span text:style-name="T57">ldria haver-la inicialitzat a 1.</text:span></text:p>
      <text:p text:style-name="P75"><text:span text:style-name="T7">Exercicis</text:span></text:p>
      <text:p text:style-name="P35"/>
      <text:p text:style-name="P9"><text:span text:style-name="T8">1. <text:s text:c="2"/>Escriviu un progra</text:span><text:span text:style-name="T12">m</text:span><text:span text:style-name="T8">a que escrigui els quadrats dels nú</text:span><text:span text:style-name="T12">m</text:span><text:span text:style-name="T8">eros naturals </text:span><text:span text:style-name="T12">m</text:span><text:span text:style-name="T8">enors de 10.</text:span></text:p>
      <text:p text:style-name="P15"/>
      <text:p text:style-name="P44"><text:span text:style-name="T8">2. <text:s text:c="2"/>Realitzar</text:span><text:span text:style-name="T28"> </text:span><text:span text:style-name="T8">un</text:span><text:span text:style-name="T22"> </text:span><text:span text:style-name="T8">progra</text:span><text:span text:style-name="T12">m</text:span><text:span text:style-name="T8">a</text:span><text:span text:style-name="T28"> </text:span><text:span text:style-name="T8">que</text:span><text:span text:style-name="T28"> </text:span><text:span text:style-name="T8">calc</text:span><text:span text:style-name="T16">u</text:span><text:span text:style-name="T8">li</text:span><text:span text:style-name="T28"> </text:span><text:span text:style-name="T8">el</text:span><text:span text:style-name="T28"> </text:span><text:span text:style-name="T8">factori</text:span><text:span text:style-name="T12">a</text:span><text:span text:style-name="T8">l</text:span><text:span text:style-name="T28"> </text:span><text:span text:style-name="T8">d’un</text:span><text:span text:style-name="T28"> </text:span><text:span text:style-name="T8">nú</text:span><text:span text:style-name="T12">m</text:span><text:span text:style-name="T8">ero</text:span><text:span text:style-name="T28"> </text:span><text:span text:style-name="T8">natural.</text:span><text:span text:style-name="T28"> </text:span><text:span text:style-name="T8">Cal</text:span><text:span text:style-name="T28"> </text:span><text:span text:style-name="T8">recordar</text:span><text:span text:style-name="T28"> </text:span><text:span text:style-name="T8">que el factorial d’un nú</text:span><text:span text:style-name="T12">m</text:span><text:span text:style-name="T8">ero N és igual a 1 * 2 * .... * N, i que el factorial de 0 és 1.</text:span></text:p>
      <text:p text:style-name="P45"><text:span text:style-name="T8">3. <text:s text:c="2"/>Escri</text:span><text:span text:style-name="T16">v</text:span><text:span text:style-name="T8">iu</text:span><text:span text:style-name="T37"> </text:span><text:span text:style-name="T8">un</text:span><text:span text:style-name="T37"> </text:span><text:span text:style-name="T8">progra</text:span><text:span text:style-name="T12">m</text:span><text:span text:style-name="T8">a</text:span><text:span text:style-name="T37"> </text:span><text:span text:style-name="T8">que</text:span><text:span text:style-name="T37"> </text:span><text:span text:style-name="T8">calculi</text:span><text:span text:style-name="T37"> </text:span><text:span text:style-name="T8">la</text:span><text:span text:style-name="T37"> </text:span><text:span text:style-name="T8">potència</text:span><text:span text:style-name="T37"> </text:span><text:span text:style-name="T8">d’un nú</text:span><text:span text:style-name="T12">m</text:span><text:span text:style-name="T8">ero enter, donat el seu valor i el de l’exponent.</text:span></text:p>
      <text:p text:style-name="P46"><text:span text:style-name="T8">4. <text:s text:c="2"/>Escri</text:span><text:span text:style-name="T16">v</text:span><text:span text:style-name="T8">iu</text:span><text:span text:style-name="T39"> </text:span><text:span text:style-name="T8">un</text:span><text:span text:style-name="T18"> </text:span><text:span text:style-name="T8">progra</text:span><text:span text:style-name="T12">m</text:span><text:span text:style-name="T8">a</text:span><text:span text:style-name="T39"> </text:span><text:span text:style-name="T8">que</text:span><text:span text:style-name="T39"> </text:span><text:span text:style-name="T12">m</text:span><text:span text:style-name="T8">ostri</text:span><text:span text:style-name="T39"> </text:span><text:span text:style-name="T8">la</text:span><text:span text:style-name="T39"> </text:span><text:span text:style-name="T8">t</text:span><text:span text:style-name="T16">a</text:span><text:span text:style-name="T8">ula</text:span><text:span text:style-name="T18"> </text:span><text:span text:style-name="T8">de</text:span><text:span text:style-name="T18"> </text:span><text:span text:style-name="T8">multiplicar</text:span><text:span text:style-name="T18"> </text:span><text:span text:style-name="T8">d’un</text:span><text:span text:style-name="T39"> </text:span><text:span text:style-name="T8">nú</text:span><text:span text:style-name="T12">m</text:span><text:span text:style-name="T8">ero</text:span><text:span text:style-name="T39"> </text:span><text:span text:style-name="T8">llegit</text:span><text:span text:style-name="T39"> </text:span><text:span text:style-name="T8">p</text:span><text:span text:style-name="T16">e</text:span><text:span text:style-name="T8">r teclat.</text:span></text:p>
      <text:p text:style-name="P48"><text:span text:style-name="T8">5.</text:span><text:span text:style-name="T40"> </text:span><text:span text:style-name="T8">Escri</text:span><text:span text:style-name="T16">v</text:span><text:span text:style-name="T8">iu un progra</text:span><text:span text:style-name="T12">m</text:span><text:span text:style-name="T8">a que calculi la su</text:span><text:span text:style-name="T12">m</text:span><text:span text:style-name="T8">a</text:span><text:span text:style-name="T20"> </text:span><text:span text:style-name="T8">de tots els </text:span><text:span text:style-name="T16">n</text:span><text:span text:style-name="T20">ú</text:span><text:span text:style-name="T12">m</text:span><text:span text:style-name="T8">eros </text:span><text:span text:style-name="T12">m</text:span><text:span text:style-name="T8">últiples de 5 co</text:span><text:span text:style-name="T12">m</text:span><text:span text:style-name="T8">presos entre dos e</text:span><text:span text:style-name="T16">n</text:span><text:span text:style-name="T8">ters llegits per teclat.</text:span></text:p>
      <text:p text:style-name="P46"><text:span text:style-name="T8">6. <text:s text:c="2"/>Escriviu</text:span><text:span text:style-name="T33"> </text:span><text:span text:style-name="T8">un</text:span><text:span text:style-name="T33"> </text:span><text:span text:style-name="T8">progra</text:span><text:span text:style-name="T12">m</text:span><text:span text:style-name="T8">a</text:span><text:span text:style-name="T33"> </text:span><text:span text:style-name="T8">que</text:span><text:span text:style-name="T33"> </text:span><text:span text:style-name="T8">llegeixi</text:span><text:span text:style-name="T33"> </text:span><text:span text:style-name="T8">un</text:span><text:span text:style-name="T33"> </text:span><text:span text:style-name="T8">nú</text:span><text:span text:style-name="T12">m</text:span><text:span text:style-name="T8">ero</text:span><text:span text:style-name="T34"> </text:span><text:span text:style-name="T8">N</text:span><text:span text:style-name="T33"> </text:span><text:span text:style-name="T12">m</text:span><text:span text:style-name="T8">és</text:span><text:span text:style-name="T33"> </text:span><text:span text:style-name="T8">gran</text:span><text:span text:style-name="T33"> </text:span><text:span text:style-name="T8">que</text:span><text:span text:style-name="T33"> </text:span><text:span text:style-name="T8">0</text:span><text:span text:style-name="T33"> </text:span><text:span text:style-name="T8">i</text:span><text:span text:style-name="T33"> </text:span><text:span text:style-name="T8">calculi</text:span><text:span text:style-name="T33"> </text:span><text:span text:style-name="T8">la</text:span><text:span text:style-name="T33"> </text:span><text:span text:style-name="T8">següent su</text:span><text:span text:style-name="T12">m</text:span><text:span text:style-name="T8">a : 1+2+......+N</text:span></text:p>
      <text:p text:style-name="P12"><text:span text:style-name="T8">7. <text:s text:c="2"/>Escriviu un progra</text:span><text:span text:style-name="T12">m</text:span><text:span text:style-name="T8">a que llegeixi un nú</text:span><text:span text:style-name="T12">m</text:span><text:span text:style-name="T8">ero N i mostri per pantalla el següent:</text:span></text:p>
      <text:p text:style-name="P15"/>
      <text:p text:style-name="P69">1</text:p>
      <text:p text:style-name="P15"/>
      <text:p text:style-name="P69">1 2</text:p>
      <text:p text:style-name="P15"/>
      <text:p text:style-name="P69">1 2 3</text:p>
      <text:p text:style-name="P15"/>
      <text:p text:style-name="P69">.......</text:p>
      <text:p text:style-name="P15"/>
      <text:p text:style-name="P69">1 2 3 ......... N</text:p>
      <text:p text:style-name="P15"/>
      <text:p text:style-name="P49"><text:span text:style-name="T8">8. <text:s text:c="2"/>Un</text:span><text:span text:style-name="T36"> </text:span><text:span text:style-name="T8">nú</text:span><text:span text:style-name="T12">m</text:span><text:span text:style-name="T8">ero</text:span><text:span text:style-name="T36"> </text:span><text:span text:style-name="T8">per</text:span><text:span text:style-name="T16">f</text:span><text:span text:style-name="T8">ecte</text:span><text:span text:style-name="T36"> </text:span><text:span text:style-name="T8">és</text:span><text:span text:style-name="T36"> </text:span><text:span text:style-name="T8">un</text:span><text:span text:style-name="T36"> </text:span><text:span text:style-name="T8">enter</text:span><text:span text:style-name="T38"> </text:span><text:span text:style-name="T8">po</text:span><text:span text:style-name="T16">s</text:span><text:span text:style-name="T8">itiu</text:span><text:span text:style-name="T36"> </text:span><text:span text:style-name="T8">igu</text:span><text:span text:style-name="T16">a</text:span><text:span text:style-name="T8">l</text:span><text:span text:style-name="T36"> </text:span><text:span text:style-name="T8">a</text:span><text:span text:style-name="T36"> </text:span><text:span text:style-name="T8">la</text:span><text:span text:style-name="T36"> </text:span><text:span text:style-name="T8">su</text:span><text:span text:style-name="T12">m</text:span><text:span text:style-name="T8">a</text:span><text:span text:style-name="T36"> </text:span><text:span text:style-name="T8">dels</text:span><text:span text:style-name="T36"> </text:span><text:span text:style-name="T8">seus</text:span><text:span text:style-name="T36"> </text:span><text:span text:style-name="T8">di</text:span><text:span text:style-name="T16">v</text:span><text:span text:style-name="T8">is</text:span><text:span text:style-name="T16">o</text:span><text:span text:style-name="T8">rs</text:span><text:span text:style-name="T36"> </text:span><text:span text:style-name="T8">di</text:span><text:span text:style-name="T16">f</text:span><text:span text:style-name="T8">ere</text:span><text:span text:style-name="T16">n</text:span><text:span text:style-name="T8">ts d’ell. Per e</text:span><text:span text:style-name="T16">x</text:span><text:span text:style-name="T8">e</text:span><text:span text:style-name="T12">m</text:span><text:span text:style-name="T8">ple, 6 és un nú</text:span><text:span text:style-name="T12">m</text:span><text:span text:style-name="T8">ero perfecte </text:span><text:span text:style-name="T16">p</text:span><text:span text:style-name="T8">erquè la su</text:span><text:span text:style-name="T12">m</text:span><text:span text:style-name="T8">a dels seus divisors 1, 2 ,3 és igual a 6. 8 no és un nú</text:span><text:span text:style-name="T12">m</text:span><text:span text:style-name="T8">ero perfecte perquè la su</text:span><text:span text:style-name="T12">m</text:span><text:span text:style-name="T8">a</text:span><text:span text:style-name="T20"> </text:span><text:span text:style-name="T8">dels seus divisors 1, 2, 4 és di</text:span><text:span text:style-name="T16">f</text:span><text:span text:style-name="T8">erent</text:span><text:span text:style-name="T20"> </text:span><text:span text:style-name="T16">d</text:span><text:span text:style-name="T8">e</text:span><text:span text:style-name="T20"> </text:span><text:span text:style-name="T8">8.</text:span><text:span text:style-name="T20"> </text:span><text:span text:style-name="T8">Escri</text:span><text:span text:style-name="T16">v</text:span><text:span text:style-name="T8">iu</text:span><text:span text:style-name="T20"> </text:span><text:span text:style-name="T8">un</text:span><text:span text:style-name="T20"> </text:span><text:span text:style-name="T8">progra</text:span><text:span text:style-name="T12">m</text:span><text:span text:style-name="T8">a</text:span><text:span text:style-name="T20"> </text:span><text:span text:style-name="T8">que</text:span><text:span text:style-name="T20"> </text:span><text:span text:style-name="T8">a</text:span><text:span text:style-name="T16">c</text:span><text:span text:style-name="T8">ce</text:span><text:span text:style-name="T16">p</text:span><text:span text:style-name="T8">ti</text:span><text:span text:style-name="T20"> </text:span><text:span text:style-name="T8">un</text:span><text:span text:style-name="T20"> </text:span><text:span text:style-name="T8">ent</text:span><text:span text:style-name="T16">e</text:span><text:span text:style-name="T8">r</text:span><text:span text:style-name="T20"> </text:span><text:span text:style-name="T8">positiu i</text:span><text:span text:style-name="T20"> </text:span><text:span text:style-name="T16">d</text:span><text:span text:style-name="T8">eter</text:span><text:span text:style-name="T12">m</text:span><text:span text:style-name="T8">ini</text:span><text:span text:style-name="T20"> </text:span><text:span text:style-name="T8">si</text:span><text:span text:style-name="T20"> </text:span><text:span text:style-name="T8">és perfecte. Ig</text:span><text:span text:style-name="T16">u</text:span><text:span text:style-name="T8">al</text:span><text:span text:style-name="T12">m</text:span><text:span text:style-name="T8">ent ha de </text:span><text:span text:style-name="T12">m</text:span><text:span text:style-name="T8">ostrar p</text:span><text:span text:style-name="T16">e</text:span><text:span text:style-name="T8">r</text:span><text:span text:style-name="T41"> </text:span><text:span text:style-name="T8">pantalla tots els divisors del nú</text:span><text:span text:style-name="T12">m</text:span><text:span text:style-name="T8">ero.</text:span></text:p>
      <text:p text:style-name="P48"><text:span text:style-name="T8">9. <text:s text:c="2"/>Escriviu</text:span><text:span text:style-name="T42"> </text:span><text:span text:style-name="T8">un</text:span><text:span text:style-name="T42"> </text:span><text:span text:style-name="T8">progra</text:span><text:span text:style-name="T12">m</text:span><text:span text:style-name="T8">a</text:span><text:span text:style-name="T42"> </text:span><text:span text:style-name="T8">que</text:span><text:span text:style-name="T42"> </text:span><text:span text:style-name="T8">llegeixi</text:span><text:span text:style-name="T42"> </text:span><text:span text:style-name="T8">un</text:span><text:span text:style-name="T42"> </text:span><text:span text:style-name="T8">nú</text:span><text:span text:style-name="T25">m</text:span><text:span text:style-name="T8">ero</text:span><text:span text:style-name="T37"> </text:span><text:span text:style-name="T8">enter</text:span><text:span text:style-name="T37"> </text:span><text:span text:style-name="T8">i</text:span><text:span text:style-name="T37"> </text:span><text:span text:style-name="T8">el</text:span><text:span text:style-name="T37"> </text:span><text:span text:style-name="T8">desco</text:span><text:span text:style-name="T12">m</text:span><text:span text:style-name="T8">pongui</text:span><text:span text:style-name="T43"> </text:span><text:span text:style-name="T8">en</text:span><text:span text:style-name="T37"> </text:span><text:span text:style-name="T8">nú</text:span><text:span text:style-name="T12">m</text:span><text:span text:style-name="T8">eros pri</text:span><text:span text:style-name="T12">m</text:span><text:span text:style-name="T8">ers, </text:span><text:span text:style-name="T12">m</text:span><text:span text:style-name="T20">o</text:span><text:span text:style-name="T8">strant-los per pantalla.</text:span></text:p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FreeMono" svg:font-family="FreeMono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2pt" style:font-size-asian="12pt" style:font-size-complex="12pt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7.708cm" style:type="center"/>
          <style:tab-stop style:position="15.416cm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style:font-pitch="variable"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fo:font-size="11pt" style:font-size-asian="11pt" style:font-size-complex="11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0.353cm" fo:text-align="start" style:justify-single-word="false"/>
    </style:style>
    <style:style style:name="MP2" style:family="paragraph" style:parent-style-name="Frame_20_contents">
      <style:paragraph-properties fo:margin-left="0.035cm" fo:margin-right="-0.064cm" fo:line-height="0.459cm" fo:text-align="start" style:justify-single-word="false" fo:text-indent="0cm" style:auto-text-indent="false"/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text-scale="100%"/>
    </style:style>
    <style:style style:name="MP3" style:family="paragraph" style:parent-style-name="Frame_20_contents">
      <style:paragraph-properties fo:margin-left="0.035cm" fo:margin-right="-0.074cm" fo:line-height="0.529cm" fo:text-align="start" style:justify-single-word="false" fo:text-indent="0cm" style:auto-text-indent="false"/>
    </style:style>
    <style:style style:name="MP4" style:family="paragraph" style:parent-style-name="Standard">
      <style:paragraph-properties fo:line-height="0cm" fo:text-align="start" style:justify-single-word="false"/>
    </style:style>
    <style:style style:name="MT1" style:family="text">
      <style:text-properties style:font-name="Times New Roman" fo:font-size="14pt" fo:letter-spacing="normal" fo:font-weight="bold" style:font-name-asian="Times New Roman1" style:font-size-asian="14pt" style:font-weight-asian="bold" style:font-name-complex="Times New Roman1" style:font-size-complex="14pt" style:text-scale="100%"/>
    </style:style>
    <style:style style:name="MT2" style:family="text">
      <style:text-properties style:font-name="Times New Roman" fo:font-size="14pt" fo:letter-spacing="-0.002cm" fo:font-weight="bold" style:font-name-asian="Times New Roman1" style:font-size-asian="14pt" style:font-weight-asian="bold" style:font-name-complex="Times New Roman1" style:font-size-complex="14pt" style:text-scale="100%"/>
    </style:style>
    <style:style style:name="MT3" style:family="text">
      <style:text-properties style:font-name="Times New Roman" fo:font-size="14pt" fo:letter-spacing="-0.025cm" fo:font-weight="bold" style:font-name-asian="Times New Roman1" style:font-size-asian="14pt" style:font-weight-asian="bold" style:font-name-complex="Times New Roman1" style:font-size-complex="14pt" style:text-scale="100%"/>
    </style:style>
    <style:style style:name="Mfr1" style:family="graphic" style:parent-style-name="Frame">
      <style:graphic-properties style:run-through="foreground" style:wrap="run-through" style:number-wrapped-paragraphs="no-limit" style:vertical-pos="from-top" style:vertical-rel="paragraph-content" style:horizontal-pos="from-left" style:horizontal-rel="paragraph-content" fo:padding="0.15cm" fo:border="0.06pt solid #000000"/>
    </style:style>
    <style:page-layout style:name="Mpm1">
      <style:page-layout-properties fo:page-width="21.026cm" fo:page-height="29.7cm" style:num-format="1" style:print-orientation="portrait" fo:margin-top="2.399cm" fo:margin-bottom="0.494cm" fo:margin-left="2.822cm" fo:margin-right="2.787cm" style:writing-mode="lr-tb" style:layout-grid-color="#c0c0c0" style:layout-grid-lines="26807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26cm" fo:page-height="29.7cm" style:num-format="1" style:print-orientation="portrait" fo:margin-top="2.364cm" fo:margin-bottom="0.494cm" fo:margin-left="2.822cm" fo:margin-right="2.787cm" style:writing-mode="lr-tb" style:layout-grid-color="#c0c0c0" style:layout-grid-lines="2684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26cm" fo:page-height="29.7cm" style:num-format="1" style:print-orientation="portrait" fo:margin-top="2.552cm" fo:margin-bottom="0.494cm" fo:margin-left="2.822cm" fo:margin-right="2.787cm" style:writing-mode="lr-tb" style:layout-grid-color="#c0c0c0" style:layout-grid-lines="26654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4cm" fo:margin-left="0cm" fo:margin-right="0cm" fo:margin-bottom="0.242cm" style:dynamic-spacing="true"/>
      </style:header-style>
      <style:footer-style/>
    </style:page-layout>
    <style:page-layout style:name="Mpm5">
      <style:page-layout-properties fo:page-width="21.026cm" fo:page-height="29.7cm" style:num-format="1" style:print-orientation="portrait" fo:margin-top="2.552cm" fo:margin-bottom="0.494cm" fo:margin-left="2.822cm" fo:margin-right="2.787cm" style:writing-mode="lr-tb" style:layout-grid-color="#c0c0c0" style:layout-grid-lines="26654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82cm" fo:margin-left="0cm" fo:margin-right="0cm" fo:margin-bottom="0.383cm" style:dynamic-spacing="true"/>
      </style:header-style>
      <style:footer-style/>
    </style:page-layout>
    <style:page-layout style:name="Mpm6">
      <style:page-layout-properties fo:page-width="21.026cm" fo:page-height="29.7cm" style:num-format="1" style:print-orientation="portrait" fo:margin-top="0cm" fo:margin-bottom="0.494cm" fo:margin-left="2.822cm" fo:margin-right="2.787cm" style:writing-mode="lr-tb" style:layout-grid-color="#c0c0c0" style:layout-grid-lines="29206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364cm" fo:margin-left="0cm" fo:margin-right="0cm" fo:margin-bottom="2.265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1"/>
    <style:master-page style:name="Converted7" style:page-layout-name="Mpm3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1"/>
    <style:master-page style:name="Converted15" style:page-layout-name="Mpm3"/>
    <style:master-page style:name="Converted16" style:page-layout-name="Mpm2"/>
    <style:master-page style:name="Converted17" style:page-layout-name="Mpm2"/>
    <style:master-page style:name="Converted18" style:page-layout-name="Mpm3"/>
    <style:master-page style:name="Converted19" style:page-layout-name="Mpm4">
      <style:header>
        <text:p text:style-name="MP1"><draw:frame draw:style-name="Mfr1" draw:name="Frame3" text:anchor-type="paragraph" svg:x="2.967cm" svg:y="2.519cm" svg:width="1.718cm" svg:height="0.494cm" draw:z-index="0"><draw:text-box><text:p text:style-name="MP2">Exercicis</text:p></draw:text-box></draw:frame><draw:frame draw:style-name="Mfr1" draw:name="Frame4" text:anchor-type="paragraph" svg:x="2.967cm" svg:y="2.529cm" svg:width="5.473cm" svg:height="0.564cm" draw:z-index="0"><draw:text-box><text:p text:style-name="MP3"><text:span text:style-name="MT1">4</text:span><text:span text:style-name="MT2"> </text:span><text:span text:style-name="MT1">Composició</text:span><text:span text:style-name="MT3"> </text:span><text:span text:style-name="MT1">d’esquemes</text:span></text:p></draw:text-box></draw:frame></text:p>
      </style:header>
    </style:master-page>
    <style:master-page style:name="Converted20" style:page-layout-name="Mpm3"/>
    <style:master-page style:name="Converted21" style:page-layout-name="Mpm5">
      <style:header>
        <text:p text:style-name="Header"/>
      </style:header>
    </style:master-page>
    <style:master-page style:name="Converted22" style:page-layout-name="Mpm4">
      <style:header>
        <text:p text:style-name="Header"/>
      </style:header>
    </style:master-page>
    <style:master-page style:name="Converted23" style:page-layout-name="Mpm6">
      <style:header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Windows_x86 LibreOffice_project/61cb170a04bb1f12e77c884eab9192be736ec5f5</meta:generator>
    <dc:date>2014-12-16T09:10:26.407000000</dc:date>
    <meta:editing-duration>PT22S</meta:editing-duration>
    <meta:editing-cycles>4</meta:editing-cycles>
    <meta:document-statistic meta:table-count="0" meta:image-count="0" meta:object-count="0" meta:page-count="5" meta:paragraph-count="70" meta:word-count="896" meta:character-count="5466" meta:non-whitespace-character-count="456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